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800000271DB742A8C373B9C0D.png" manifest:media-type="image/png"/>
  <manifest:file-entry manifest:full-path="Pictures/100000010000054C000003B4BD56697B94680054.png" manifest:media-type="image/png"/>
  <manifest:file-entry manifest:full-path="Pictures/10000000000001E900000263381684302E94815D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DejaVu Sans" svg:font-family="'DejaVu Sans'" style:font-family-generic="system" style:font-pitch="variable"/>
    <style:font-face style:name="Foundry Form Sans Book" svg:font-family="'Foundry Form Sans Book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color="#cccccc" draw:fill="none" draw:fill-color="#cccccc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5cm" fo:min-width="0cm"/>
      <style:paragraph-properties style:writing-mode="lr-tb"/>
    </style:style>
    <style:style style:name="gr5" style:family="graphic" style:parent-style-name="standard">
      <style:graphic-properties svg:stroke-color="#3465a4" draw:fill-color="#3465a4" draw:textarea-horizontal-align="justify" draw:textarea-vertical-align="middle" draw:auto-grow-height="false" fo:min-height="0.25cm" fo:min-width="1.25cm"/>
    </style:style>
    <style:style style:name="pr1" style:family="presentation" style:parent-style-name="Text_20_m._20_Aufzählung_20_mittig-title" style:list-style-name="L2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ext_20_m._20_Aufzählung_20_mittig-notes">
      <style:graphic-properties draw:fill-color="#ffffff" fo:min-height="13.364cm"/>
      <style:paragraph-properties style:writing-mode="lr-tb"/>
    </style:style>
    <style:style style:name="pr3" style:family="presentation" style:parent-style-name="Text_20_m._20_Aufzählung_20_mittig-title" style:list-style-name="L2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ext_20_m._20_Aufzählung_20_mittig-title" style:list-style-name="L2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90%" fo:text-align="start" style:punctuation-wrap="hanging" style:writing-mode="lr-tb"/>
      <style:text-properties fo:font-variant="normal" fo:text-transform="none" fo:color="#0069b3" loext:opacity="100%" style:text-line-through-style="none" style:text-line-through-type="none" style:text-position="0% 100%" style:font-name="Calibri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 fo:hyphenate="false"/>
    </style:style>
    <style:style style:name="P3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69b3" loext:opacity="100%" style:text-line-through-style="none" style:text-line-through-type="none" style:text-position="0% 100%" style:font-name="Calibri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 fo:hyphenate="false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cccccc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3465a4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Text_20_m._20_Aufzählung_20_mittig" presentation:use-date-time-name="dtd1">
        <draw:frame draw:style-name="gr1" draw:text-style-name="P1" draw:layer="layout" svg:width="22.173cm" svg:height="15.5cm" svg:x="7.827cm" svg:y="3cm" presentation:class="graphic" presentation:user-transformed="true">
          <draw:image xlink:href="Pictures/100000010000054C000003B4BD56697B94680054.png" xlink:type="simple" xlink:show="embed" xlink:actuate="onLoad" draw:mime-type="image/png">
            <text:p/>
          </draw:image>
        </draw:frame>
        <draw:frame draw:name="Titel 3" presentation:style-name="pr1" draw:text-style-name="P3" draw:layer="layout" svg:width="30.303cm" svg:height="2.698cm" svg:x="1.199cm" svg:y="2.246cm" presentation:class="title" presentation:user-transformed="true">
          <draw:text-box>
            <text:p text:style-name="P2">Aufgabe 1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xt_20_m._20_Aufzählung_20_mittig" presentation:use-date-time-name="dtd1">
        <draw:frame draw:name="Titel 1" presentation:style-name="pr3" draw:text-style-name="P3" draw:layer="layout" svg:width="30.303cm" svg:height="2.698cm" svg:x="1.199cm" svg:y="2.246cm" presentation:class="title" presentation:user-transformed="true">
          <draw:text-box>
            <text:p text:style-name="P2">Aufgabe 2</text:p>
          </draw:text-box>
        </draw:frame>
        <draw:frame draw:style-name="gr1" draw:text-style-name="P1" draw:layer="layout" svg:width="25cm" svg:height="15.803cm" svg:x="8cm" svg:y="1.697cm">
          <draw:image xlink:href="Pictures/100000000000040800000271DB742A8C373B9C0D.png" xlink:type="simple" xlink:show="embed" xlink:actuate="onLoad" draw:mime-type="image/png">
            <text:p/>
          </draw:image>
        </draw:frame>
        <draw:line draw:style-name="gr3" draw:text-style-name="P5" draw:layer="layout" svg:x1="11.5cm" svg:y1="2cm" svg:x2="11.5cm" svg:y2="11cm">
          <text:p/>
        </draw:line>
        <draw:line draw:style-name="gr3" draw:text-style-name="P5" draw:layer="layout" svg:x1="13cm" svg:y1="2cm" svg:x2="13cm" svg:y2="11cm">
          <text:p/>
        </draw:line>
        <draw:line draw:style-name="gr3" draw:text-style-name="P5" draw:layer="layout" svg:x1="16cm" svg:y1="2cm" svg:x2="16cm" svg:y2="11cm">
          <text:p/>
        </draw:line>
        <draw:line draw:style-name="gr3" draw:text-style-name="P5" draw:layer="layout" svg:x1="14.5cm" svg:y1="2cm" svg:x2="14.5cm" svg:y2="11cm">
          <text:p/>
        </draw:line>
        <draw:line draw:style-name="gr3" draw:text-style-name="P5" draw:layer="layout" svg:x1="18.608cm" svg:y1="1.977cm" svg:x2="18.608cm" svg:y2="10.977cm">
          <text:p/>
        </draw:line>
        <draw:line draw:style-name="gr3" draw:text-style-name="P5" draw:layer="layout" svg:x1="21.236cm" svg:y1="2.114cm" svg:x2="21.236cm" svg:y2="11.114cm">
          <text:p/>
        </draw:line>
        <draw:line draw:style-name="gr3" draw:text-style-name="P5" draw:layer="layout" svg:x1="26.5cm" svg:y1="2cm" svg:x2="26.5cm" svg:y2="11cm">
          <text:p/>
        </draw:line>
        <draw:line draw:style-name="gr3" draw:text-style-name="P5" draw:layer="layout" svg:x1="21.236cm" svg:y1="2.114cm" svg:x2="21.236cm" svg:y2="11.114cm">
          <text:p/>
        </draw:line>
        <draw:line draw:style-name="gr3" draw:text-style-name="P5" draw:layer="layout" svg:x1="26.5cm" svg:y1="2cm" svg:x2="26.5cm" svg:y2="11cm">
          <text:p/>
        </draw:line>
        <draw:line draw:style-name="gr3" draw:text-style-name="P5" draw:layer="layout" svg:x1="29.5cm" svg:y1="2cm" svg:x2="29.5cm" svg:y2="11cm">
          <text:p/>
        </draw:lin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xt_20_m._20_Aufzählung_20_mittig" presentation:use-date-time-name="dtd1">
        <draw:frame draw:name="Titel 2" presentation:style-name="pr4" draw:text-style-name="P3" draw:layer="layout" svg:width="30.303cm" svg:height="2.698cm" svg:x="1.199cm" svg:y="2.246cm" presentation:class="title" presentation:user-transformed="true">
          <draw:text-box>
            <text:p text:style-name="P2">Aufgabe 3</text:p>
          </draw:text-box>
        </draw:frame>
        <draw:frame draw:style-name="gr4" draw:text-style-name="P6" draw:layer="layout" svg:width="28.5cm" svg:height="7.5cm" svg:x="3cm" svg:y="6.5cm">
          <draw:text-box>
            <text:p><text:span text:style-name="T1">D</text:span><text:span text:style-name="T1">i</text:span><text:span text:style-name="T1">e</text:span><text:span text:style-name="T1"> </text:span><text:span text:style-name="T1">b</text:span><text:span text:style-name="T1">e</text:span><text:span text:style-name="T1">i</text:span><text:span text:style-name="T1">d</text:span><text:span text:style-name="T1">e</text:span><text:span text:style-name="T1">n</text:span><text:span text:style-name="T1"> </text:span><text:span text:style-name="T1">V</text:span><text:span text:style-name="T1">a</text:span><text:span text:style-name="T1">r</text:span><text:span text:style-name="T1">i</text:span><text:span text:style-name="T1">a</text:span><text:span text:style-name="T1">b</text:span><text:span text:style-name="T1">l</text:span><text:span text:style-name="T1">e</text:span><text:span text:style-name="T1">n</text:span><text:span text:style-name="T1"> </text:span><text:span text:style-name="T1">h</text:span><text:span text:style-name="T1">ä</text:span><text:span text:style-name="T1">n</text:span><text:span text:style-name="T1">g</text:span><text:span text:style-name="T1">e</text:span><text:span text:style-name="T1">n</text:span><text:span text:style-name="T1"> </text:span><text:span text:style-name="T1">s</text:span><text:span text:style-name="T1">t</text:span><text:span text:style-name="T1">a</text:span><text:span text:style-name="T1">r</text:span><text:span text:style-name="T1">k</text:span><text:span text:style-name="T1"> </text:span><text:span text:style-name="T1">p</text:span><text:span text:style-name="T1">o</text:span><text:span text:style-name="T1">s</text:span><text:span text:style-name="T1">i</text:span><text:span text:style-name="T1">t</text:span><text:span text:style-name="T1">i</text:span><text:span text:style-name="T1">v</text:span><text:span text:style-name="T1"> </text:span><text:span text:style-name="T1">z</text:span><text:span text:style-name="T1">u</text:span><text:span text:style-name="T1">s</text:span><text:span text:style-name="T1">a</text:span><text:span text:style-name="T1">m</text:span><text:span text:style-name="T1">m</text:span><text:span text:style-name="T1">e</text:span><text:span text:style-name="T1">n</text:span><text:span text:style-name="T1">:</text:span></text:p>
            <text:p><text:span text:style-name="T1"><text:line-break/></text:span><text:span text:style-name="T1">-</text:span><text:span text:style-name="T1"> </text:span><text:span text:style-name="T1">w</text:span><text:span text:style-name="T1">e</text:span><text:span text:style-name="T1">i</text:span><text:span text:style-name="T1">l</text:span><text:span text:style-name="T1"> </text:span><text:span text:style-name="T1">r</text:span><text:span text:style-name="T1"> </text:span><text:span text:style-name="T1">&gt;</text:span><text:span text:style-name="T1"> </text:span><text:span text:style-name="T1">0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p</text:span><text:span text:style-name="T1">o</text:span><text:span text:style-name="T1">s</text:span><text:span text:style-name="T1">i</text:span><text:span text:style-name="T1">t</text:span><text:span text:style-name="T1">i</text:span><text:span text:style-name="T1">v</text:span><text:span text:style-name="T1"><text:line-break/></text:span><text:span text:style-name="T1"/></text:p>
            <text:p><text:span text:style-name="T1">-</text:span><text:span text:style-name="T1"> </text:span><text:span text:style-name="T1">w</text:span><text:span text:style-name="T1">e</text:span><text:span text:style-name="T1">i</text:span><text:span text:style-name="T1">l</text:span><text:span text:style-name="T1"> </text:span><text:span text:style-name="T1">∣</text:span><text:span text:style-name="T1">x</text:span><text:span text:style-name="T1">−</text:span><text:span text:style-name="T1">1</text:span><text:span text:style-name="T1">∣</text:span><text:span text:style-name="T1">&lt;</text:span><text:span text:style-name="T1">∣</text:span><text:span text:style-name="T1">x</text:span><text:span text:style-name="T1">−</text:span><text:span text:style-name="T1">0</text:span><text:span text:style-name="T1">∣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s</text:span><text:span text:style-name="T1">t</text:span><text:span text:style-name="T1">a</text:span><text:span text:style-name="T1">r</text:span><text:span text:style-name="T1">k</text:span><text:span text:style-name="T1">e</text:span><text:span text:style-name="T1">r</text:span><text:span text:style-name="T1"> </text:span><text:span text:style-name="T1">Z</text:span><text:span text:style-name="T1">u</text:span><text:span text:style-name="T1">s</text:span><text:span text:style-name="T1">a</text:span><text:span text:style-name="T1">m</text:span><text:span text:style-name="T1">m</text:span><text:span text:style-name="T1">e</text:span><text:span text:style-name="T1">n</text:span><text:span text:style-name="T1">h</text:span><text:span text:style-name="T1">a</text:span><text:span text:style-name="T1">n</text:span><text:span text:style-name="T1">g</text:span><text:span text:style-name="T1"> </text:span><text:span text:style-name="T1"><text:s/></text:span></text:p>
          </draw:text-box>
        </draw:frame>
        <draw:custom-shape draw:style-name="gr5" draw:text-style-name="P7" draw:layer="layout" svg:width="2cm" svg:height="1cm" svg:x="12.5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2cm" svg:height="1cm" svg:x="12.5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DejaVu Sans" svg:font-family="'DejaVu Sans'" style:font-family-generic="system" style:font-pitch="variable"/>
    <style:font-face style:name="Foundry Form Sans Book" svg:font-family="'Foundry Form Sans Book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_20_m._20_Headline-background" style:display-name="Titel m. Headline-background" style:family="presentation">
      <style:graphic-properties draw:stroke="none" draw:fill="solid" draw:fill-color="#ffffff"/>
      <style:text-properties style:letter-kerning="true"/>
    </style:style>
    <style:style style:name="Titel_20_m._20_Headline-backgroundobjects" style:display-name="Titel m. Head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m._20_Headline-notes" style:display-name="Titel m. Headl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m._20_Headline-outline1" style:display-name="Titel m. Headline-outline1" style:family="presentation">
      <style:graphic-properties draw:stroke="none" draw:fill="none" draw:auto-grow-height="false" draw:fit-to-size="false" style:shrink-to-fit="true">
        <text:list-style style:name="Titel_20_m._20_Headline-outline1" style:display-name="Titel m. Headl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el_20_m._20_Headline-outline2" style:display-name="Titel m. Headline-outline2" style:family="presentation" style:parent-style-name="Titel_20_m._20_Headlin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el_20_m._20_Headline-outline3" style:display-name="Titel m. Headline-outline3" style:family="presentation" style:parent-style-name="Titel_20_m._20_Headlin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_20_m._20_Headline-outline4" style:display-name="Titel m. Headline-outline4" style:family="presentation" style:parent-style-name="Titel_20_m._20_Headlin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_20_m._20_Headline-outline5" style:display-name="Titel m. Headline-outline5" style:family="presentation" style:parent-style-name="Titel_20_m._20_Headline-outline4">
      <style:paragraph-properties fo:margin-top="0.1cm" fo:margin-bottom="0cm"/>
      <style:text-properties fo:font-size="20pt" style:font-size-asian="20pt" style:font-size-complex="20pt"/>
    </style:style>
    <style:style style:name="Titel_20_m._20_Headline-outline6" style:display-name="Titel m. Headline-outline6" style:family="presentation" style:parent-style-name="Titel_20_m._20_Headline-outline5">
      <style:paragraph-properties fo:margin-top="0.1cm" fo:margin-bottom="0cm"/>
      <style:text-properties fo:font-size="20pt" style:font-size-asian="20pt" style:font-size-complex="20pt"/>
    </style:style>
    <style:style style:name="Titel_20_m._20_Headline-outline7" style:display-name="Titel m. Headline-outline7" style:family="presentation" style:parent-style-name="Titel_20_m._20_Headline-outline6">
      <style:paragraph-properties fo:margin-top="0.1cm" fo:margin-bottom="0cm"/>
      <style:text-properties fo:font-size="20pt" style:font-size-asian="20pt" style:font-size-complex="20pt"/>
    </style:style>
    <style:style style:name="Titel_20_m._20_Headline-outline8" style:display-name="Titel m. Headline-outline8" style:family="presentation" style:parent-style-name="Titel_20_m._20_Headline-outline7">
      <style:paragraph-properties fo:margin-top="0.1cm" fo:margin-bottom="0cm"/>
      <style:text-properties fo:font-size="20pt" style:font-size-asian="20pt" style:font-size-complex="20pt"/>
    </style:style>
    <style:style style:name="Titel_20_m._20_Headline-outline9" style:display-name="Titel m. Headline-outline9" style:family="presentation" style:parent-style-name="Titel_20_m._20_Headline-outline8">
      <style:paragraph-properties fo:margin-top="0.1cm" fo:margin-bottom="0cm"/>
      <style:text-properties fo:font-size="20pt" style:font-size-asian="20pt" style:font-size-complex="20pt"/>
    </style:style>
    <style:style style:name="Titel_20_m._20_Headline-subtitle" style:display-name="Titel m. Headline-subtitle" style:family="presentation">
      <style:graphic-properties draw:stroke="none" draw:fill="none" draw:textarea-vertical-align="middle">
        <text:list-style style:name="Titel_20_m._20_Headline-subtitle" style:display-name="Titel m. Headli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m._20_Headline-title" style:display-name="Titel m. Headline-title" style:family="presentation">
      <style:graphic-properties draw:stroke="none" draw:fill="none" draw:textarea-vertical-align="middle">
        <text:list-style style:name="Titel_20_m._20_Headline-title" style:display-name="Titel m. Headli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m._20_Headline_20_und_20_Subline-background" style:display-name="Titel m. Headline und Subline-background" style:family="presentation">
      <style:graphic-properties draw:stroke="none" draw:fill="solid" draw:fill-color="#ffffff"/>
      <style:text-properties style:letter-kerning="true"/>
    </style:style>
    <style:style style:name="Titel_20_m._20_Headline_20_und_20_Subline-backgroundobjects" style:display-name="Titel m. Headline und Sub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m._20_Headline_20_und_20_Subline-notes" style:display-name="Titel m. Headline und Subl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m._20_Headline_20_und_20_Subline-outline1" style:display-name="Titel m. Headline und Subline-outline1" style:family="presentation">
      <style:graphic-properties draw:stroke="none" draw:fill="none" draw:auto-grow-height="false" draw:fit-to-size="false" style:shrink-to-fit="true">
        <text:list-style style:name="Titel_20_m._20_Headline_20_und_20_Subline-outline1" style:display-name="Titel m. Headline und Subl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el_20_m._20_Headline_20_und_20_Subline-outline2" style:display-name="Titel m. Headline und Subline-outline2" style:family="presentation" style:parent-style-name="Titel_20_m._20_Headline_20_und_20_Sublin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el_20_m._20_Headline_20_und_20_Subline-outline3" style:display-name="Titel m. Headline und Subline-outline3" style:family="presentation" style:parent-style-name="Titel_20_m._20_Headline_20_und_20_Sublin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_20_m._20_Headline_20_und_20_Subline-outline4" style:display-name="Titel m. Headline und Subline-outline4" style:family="presentation" style:parent-style-name="Titel_20_m._20_Headline_20_und_20_Sublin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_20_m._20_Headline_20_und_20_Subline-outline5" style:display-name="Titel m. Headline und Subline-outline5" style:family="presentation" style:parent-style-name="Titel_20_m._20_Headline_20_und_20_Subline-outline4">
      <style:paragraph-properties fo:margin-top="0.1cm" fo:margin-bottom="0cm"/>
      <style:text-properties fo:font-size="20pt" style:font-size-asian="20pt" style:font-size-complex="20pt"/>
    </style:style>
    <style:style style:name="Titel_20_m._20_Headline_20_und_20_Subline-outline6" style:display-name="Titel m. Headline und Subline-outline6" style:family="presentation" style:parent-style-name="Titel_20_m._20_Headline_20_und_20_Subline-outline5">
      <style:paragraph-properties fo:margin-top="0.1cm" fo:margin-bottom="0cm"/>
      <style:text-properties fo:font-size="20pt" style:font-size-asian="20pt" style:font-size-complex="20pt"/>
    </style:style>
    <style:style style:name="Titel_20_m._20_Headline_20_und_20_Subline-outline7" style:display-name="Titel m. Headline und Subline-outline7" style:family="presentation" style:parent-style-name="Titel_20_m._20_Headline_20_und_20_Subline-outline6">
      <style:paragraph-properties fo:margin-top="0.1cm" fo:margin-bottom="0cm"/>
      <style:text-properties fo:font-size="20pt" style:font-size-asian="20pt" style:font-size-complex="20pt"/>
    </style:style>
    <style:style style:name="Titel_20_m._20_Headline_20_und_20_Subline-outline8" style:display-name="Titel m. Headline und Subline-outline8" style:family="presentation" style:parent-style-name="Titel_20_m._20_Headline_20_und_20_Subline-outline7">
      <style:paragraph-properties fo:margin-top="0.1cm" fo:margin-bottom="0cm"/>
      <style:text-properties fo:font-size="20pt" style:font-size-asian="20pt" style:font-size-complex="20pt"/>
    </style:style>
    <style:style style:name="Titel_20_m._20_Headline_20_und_20_Subline-outline9" style:display-name="Titel m. Headline und Subline-outline9" style:family="presentation" style:parent-style-name="Titel_20_m._20_Headline_20_und_20_Subline-outline8">
      <style:paragraph-properties fo:margin-top="0.1cm" fo:margin-bottom="0cm"/>
      <style:text-properties fo:font-size="20pt" style:font-size-asian="20pt" style:font-size-complex="20pt"/>
    </style:style>
    <style:style style:name="Titel_20_m._20_Headline_20_und_20_Subline-subtitle" style:display-name="Titel m. Headline und Subline-subtitle" style:family="presentation">
      <style:graphic-properties draw:stroke="none" draw:fill="none" draw:textarea-vertical-align="middle">
        <text:list-style style:name="Titel_20_m._20_Headline_20_und_20_Subline-subtitle" style:display-name="Titel m. Headline und Subli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m._20_Headline_20_und_20_Subline-title" style:display-name="Titel m. Headline und Subline-title" style:family="presentation">
      <style:graphic-properties draw:stroke="none" draw:fill="none" draw:textarea-vertical-align="middle">
        <text:list-style style:name="Titel_20_m._20_Headline_20_und_20_Subline-title" style:display-name="Titel m. Headline und Subli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Optionaler_20_Titel_20_für_20_Zweitlogo-background" style:display-name="Optionaler Titel für Zweitlogo-background" style:family="presentation">
      <style:graphic-properties draw:stroke="none" draw:fill="solid" draw:fill-color="#ffffff"/>
      <style:text-properties style:letter-kerning="true"/>
    </style:style>
    <style:style style:name="Optionaler_20_Titel_20_für_20_Zweitlogo-backgroundobjects" style:display-name="Optionaler Titel für Zweit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ptionaler_20_Titel_20_für_20_Zweitlogo-notes" style:display-name="Optionaler Titel für Zweit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ptionaler_20_Titel_20_für_20_Zweitlogo-outline1" style:display-name="Optionaler Titel für Zweitlogo-outline1" style:family="presentation">
      <style:graphic-properties draw:stroke="none" draw:fill="none" draw:auto-grow-height="false" draw:fit-to-size="false" style:shrink-to-fit="true">
        <text:list-style style:name="Optionaler_20_Titel_20_für_20_Zweitlogo-outline1" style:display-name="Optionaler Titel für Zweit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Optionaler_20_Titel_20_für_20_Zweitlogo-outline2" style:display-name="Optionaler Titel für Zweitlogo-outline2" style:family="presentation" style:parent-style-name="Optionaler_20_Titel_20_für_20_Zweitlog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Optionaler_20_Titel_20_für_20_Zweitlogo-outline3" style:display-name="Optionaler Titel für Zweitlogo-outline3" style:family="presentation" style:parent-style-name="Optionaler_20_Titel_20_für_20_Zweitlog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Optionaler_20_Titel_20_für_20_Zweitlogo-outline4" style:display-name="Optionaler Titel für Zweitlogo-outline4" style:family="presentation" style:parent-style-name="Optionaler_20_Titel_20_für_20_Zweitlog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Optionaler_20_Titel_20_für_20_Zweitlogo-outline5" style:display-name="Optionaler Titel für Zweitlogo-outline5" style:family="presentation" style:parent-style-name="Optionaler_20_Titel_20_für_20_Zweitlogo-outline4">
      <style:paragraph-properties fo:margin-top="0.1cm" fo:margin-bottom="0cm"/>
      <style:text-properties fo:font-size="20pt" style:font-size-asian="20pt" style:font-size-complex="20pt"/>
    </style:style>
    <style:style style:name="Optionaler_20_Titel_20_für_20_Zweitlogo-outline6" style:display-name="Optionaler Titel für Zweitlogo-outline6" style:family="presentation" style:parent-style-name="Optionaler_20_Titel_20_für_20_Zweitlogo-outline5">
      <style:paragraph-properties fo:margin-top="0.1cm" fo:margin-bottom="0cm"/>
      <style:text-properties fo:font-size="20pt" style:font-size-asian="20pt" style:font-size-complex="20pt"/>
    </style:style>
    <style:style style:name="Optionaler_20_Titel_20_für_20_Zweitlogo-outline7" style:display-name="Optionaler Titel für Zweitlogo-outline7" style:family="presentation" style:parent-style-name="Optionaler_20_Titel_20_für_20_Zweitlogo-outline6">
      <style:paragraph-properties fo:margin-top="0.1cm" fo:margin-bottom="0cm"/>
      <style:text-properties fo:font-size="20pt" style:font-size-asian="20pt" style:font-size-complex="20pt"/>
    </style:style>
    <style:style style:name="Optionaler_20_Titel_20_für_20_Zweitlogo-outline8" style:display-name="Optionaler Titel für Zweitlogo-outline8" style:family="presentation" style:parent-style-name="Optionaler_20_Titel_20_für_20_Zweitlogo-outline7">
      <style:paragraph-properties fo:margin-top="0.1cm" fo:margin-bottom="0cm"/>
      <style:text-properties fo:font-size="20pt" style:font-size-asian="20pt" style:font-size-complex="20pt"/>
    </style:style>
    <style:style style:name="Optionaler_20_Titel_20_für_20_Zweitlogo-outline9" style:display-name="Optionaler Titel für Zweitlogo-outline9" style:family="presentation" style:parent-style-name="Optionaler_20_Titel_20_für_20_Zweitlogo-outline8">
      <style:paragraph-properties fo:margin-top="0.1cm" fo:margin-bottom="0cm"/>
      <style:text-properties fo:font-size="20pt" style:font-size-asian="20pt" style:font-size-complex="20pt"/>
    </style:style>
    <style:style style:name="Optionaler_20_Titel_20_für_20_Zweitlogo-subtitle" style:display-name="Optionaler Titel für Zweitlogo-subtitle" style:family="presentation">
      <style:graphic-properties draw:stroke="none" draw:fill="none" draw:textarea-vertical-align="middle">
        <text:list-style style:name="Optionaler_20_Titel_20_für_20_Zweitlogo-subtitle" style:display-name="Optionaler Titel für Zweit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tionaler_20_Titel_20_für_20_Zweitlogo-title" style:display-name="Optionaler Titel für Zweitlogo-title" style:family="presentation">
      <style:graphic-properties draw:stroke="none" draw:fill="none" draw:textarea-vertical-align="middle">
        <text:list-style style:name="Optionaler_20_Titel_20_für_20_Zweitlogo-title" style:display-name="Optionaler Titel für Zweit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Optionaler_20_Titel_20_für_20_Zweitlogo_20__26__20_Copy-Text-background" style:display-name="Optionaler Titel für Zweitlogo &amp; Copy-Text-background" style:family="presentation">
      <style:graphic-properties draw:stroke="none" draw:fill="solid" draw:fill-color="#0069b3" draw:opacity="90%"/>
      <style:text-properties style:letter-kerning="true"/>
    </style:style>
    <style:style style:name="Optionaler_20_Titel_20_für_20_Zweitlogo_20__26__20_Copy-Text-backgroundobjects" style:display-name="Optionaler Titel für Zweitlogo &amp; Copy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ptionaler_20_Titel_20_für_20_Zweitlogo_20__26__20_Copy-Text-notes" style:display-name="Optionaler Titel für Zweitlogo &amp; Copy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ptionaler_20_Titel_20_für_20_Zweitlogo_20__26__20_Copy-Text-outline1" style:display-name="Optionaler Titel für Zweitlogo &amp; Copy-Text-outline1" style:family="presentation">
      <style:graphic-properties draw:stroke="none" draw:fill="none" draw:auto-grow-height="false" draw:fit-to-size="false" style:shrink-to-fit="true">
        <text:list-style style:name="Optionaler_20_Titel_20_für_20_Zweitlogo_20__26__20_Copy-Text-outline1" style:display-name="Optionaler Titel für Zweitlogo &amp; Copy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Optionaler_20_Titel_20_für_20_Zweitlogo_20__26__20_Copy-Text-outline2" style:display-name="Optionaler Titel für Zweitlogo &amp; Copy-Text-outline2" style:family="presentation" style:parent-style-name="Optionaler_20_Titel_20_für_20_Zweitlogo_20__26__20_Copy-Tex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Optionaler_20_Titel_20_für_20_Zweitlogo_20__26__20_Copy-Text-outline3" style:display-name="Optionaler Titel für Zweitlogo &amp; Copy-Text-outline3" style:family="presentation" style:parent-style-name="Optionaler_20_Titel_20_für_20_Zweitlogo_20__26__20_Copy-Tex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Optionaler_20_Titel_20_für_20_Zweitlogo_20__26__20_Copy-Text-outline4" style:display-name="Optionaler Titel für Zweitlogo &amp; Copy-Text-outline4" style:family="presentation" style:parent-style-name="Optionaler_20_Titel_20_für_20_Zweitlogo_20__26__20_Copy-Tex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Optionaler_20_Titel_20_für_20_Zweitlogo_20__26__20_Copy-Text-outline5" style:display-name="Optionaler Titel für Zweitlogo &amp; Copy-Text-outline5" style:family="presentation" style:parent-style-name="Optionaler_20_Titel_20_für_20_Zweitlogo_20__26__20_Copy-Text-outline4">
      <style:paragraph-properties fo:margin-top="0.1cm" fo:margin-bottom="0cm"/>
      <style:text-properties fo:font-size="20pt" style:font-size-asian="20pt" style:font-size-complex="20pt"/>
    </style:style>
    <style:style style:name="Optionaler_20_Titel_20_für_20_Zweitlogo_20__26__20_Copy-Text-outline6" style:display-name="Optionaler Titel für Zweitlogo &amp; Copy-Text-outline6" style:family="presentation" style:parent-style-name="Optionaler_20_Titel_20_für_20_Zweitlogo_20__26__20_Copy-Text-outline5">
      <style:paragraph-properties fo:margin-top="0.1cm" fo:margin-bottom="0cm"/>
      <style:text-properties fo:font-size="20pt" style:font-size-asian="20pt" style:font-size-complex="20pt"/>
    </style:style>
    <style:style style:name="Optionaler_20_Titel_20_für_20_Zweitlogo_20__26__20_Copy-Text-outline7" style:display-name="Optionaler Titel für Zweitlogo &amp; Copy-Text-outline7" style:family="presentation" style:parent-style-name="Optionaler_20_Titel_20_für_20_Zweitlogo_20__26__20_Copy-Text-outline6">
      <style:paragraph-properties fo:margin-top="0.1cm" fo:margin-bottom="0cm"/>
      <style:text-properties fo:font-size="20pt" style:font-size-asian="20pt" style:font-size-complex="20pt"/>
    </style:style>
    <style:style style:name="Optionaler_20_Titel_20_für_20_Zweitlogo_20__26__20_Copy-Text-outline8" style:display-name="Optionaler Titel für Zweitlogo &amp; Copy-Text-outline8" style:family="presentation" style:parent-style-name="Optionaler_20_Titel_20_für_20_Zweitlogo_20__26__20_Copy-Text-outline7">
      <style:paragraph-properties fo:margin-top="0.1cm" fo:margin-bottom="0cm"/>
      <style:text-properties fo:font-size="20pt" style:font-size-asian="20pt" style:font-size-complex="20pt"/>
    </style:style>
    <style:style style:name="Optionaler_20_Titel_20_für_20_Zweitlogo_20__26__20_Copy-Text-outline9" style:display-name="Optionaler Titel für Zweitlogo &amp; Copy-Text-outline9" style:family="presentation" style:parent-style-name="Optionaler_20_Titel_20_für_20_Zweitlogo_20__26__20_Copy-Text-outline8">
      <style:paragraph-properties fo:margin-top="0.1cm" fo:margin-bottom="0cm"/>
      <style:text-properties fo:font-size="20pt" style:font-size-asian="20pt" style:font-size-complex="20pt"/>
    </style:style>
    <style:style style:name="Optionaler_20_Titel_20_für_20_Zweitlogo_20__26__20_Copy-Text-subtitle" style:display-name="Optionaler Titel für Zweitlogo &amp; Copy-Text-subtitle" style:family="presentation">
      <style:graphic-properties draw:stroke="none" draw:fill="none" draw:textarea-vertical-align="middle">
        <text:list-style style:name="Optionaler_20_Titel_20_für_20_Zweitlogo_20__26__20_Copy-Text-subtitle" style:display-name="Optionaler Titel für Zweitlogo &amp; Copy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tionaler_20_Titel_20_für_20_Zweitlogo_20__26__20_Copy-Text-title" style:display-name="Optionaler Titel für Zweitlogo &amp; Copy-Text-title" style:family="presentation">
      <style:graphic-properties draw:stroke="none" draw:fill="none" draw:textarea-vertical-align="middle">
        <text:list-style style:name="Optionaler_20_Titel_20_für_20_Zweitlogo_20__26__20_Copy-Text-title" style:display-name="Optionaler Titel für Zweitlogo &amp; Copy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xt_20_m._20_Aufzählung_20_mittig-background" style:display-name="Text m. Aufzählung mittig-background" style:family="presentation">
      <style:graphic-properties draw:stroke="none" draw:fill="solid" draw:fill-color="#ffffff"/>
      <style:text-properties style:letter-kerning="true"/>
    </style:style>
    <style:style style:name="Text_20_m._20_Aufzählung_20_mittig-backgroundobjects" style:display-name="Text m. Aufzählung mit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m._20_Aufzählung_20_mittig-notes" style:display-name="Text m. Aufzählung mit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m._20_Aufzählung_20_mittig-outline1" style:display-name="Text m. Aufzählung mittig-outline1" style:family="presentation">
      <style:graphic-properties draw:stroke="none" draw:fill="none" draw:auto-grow-height="false" draw:fit-to-size="false" style:shrink-to-fit="true">
        <text:list-style style:name="Text_20_m._20_Aufzählung_20_mittig-outline1" style:display-name="Text m. Aufzählung mit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ext_20_m._20_Aufzählung_20_mittig-outline2" style:display-name="Text m. Aufzählung mittig-outline2" style:family="presentation" style:parent-style-name="Text_20_m._20_Aufzählung_20_mittig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ext_20_m._20_Aufzählung_20_mittig-outline3" style:display-name="Text m. Aufzählung mittig-outline3" style:family="presentation" style:parent-style-name="Text_20_m._20_Aufzählung_20_mittig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xt_20_m._20_Aufzählung_20_mittig-outline4" style:display-name="Text m. Aufzählung mittig-outline4" style:family="presentation" style:parent-style-name="Text_20_m._20_Aufzählung_20_mittig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xt_20_m._20_Aufzählung_20_mittig-outline5" style:display-name="Text m. Aufzählung mittig-outline5" style:family="presentation" style:parent-style-name="Text_20_m._20_Aufzählung_20_mittig-outline4">
      <style:paragraph-properties fo:margin-top="0.1cm" fo:margin-bottom="0cm"/>
      <style:text-properties fo:font-size="20pt" style:font-size-asian="20pt" style:font-size-complex="20pt"/>
    </style:style>
    <style:style style:name="Text_20_m._20_Aufzählung_20_mittig-outline6" style:display-name="Text m. Aufzählung mittig-outline6" style:family="presentation" style:parent-style-name="Text_20_m._20_Aufzählung_20_mittig-outline5">
      <style:paragraph-properties fo:margin-top="0.1cm" fo:margin-bottom="0cm"/>
      <style:text-properties fo:font-size="20pt" style:font-size-asian="20pt" style:font-size-complex="20pt"/>
    </style:style>
    <style:style style:name="Text_20_m._20_Aufzählung_20_mittig-outline7" style:display-name="Text m. Aufzählung mittig-outline7" style:family="presentation" style:parent-style-name="Text_20_m._20_Aufzählung_20_mittig-outline6">
      <style:paragraph-properties fo:margin-top="0.1cm" fo:margin-bottom="0cm"/>
      <style:text-properties fo:font-size="20pt" style:font-size-asian="20pt" style:font-size-complex="20pt"/>
    </style:style>
    <style:style style:name="Text_20_m._20_Aufzählung_20_mittig-outline8" style:display-name="Text m. Aufzählung mittig-outline8" style:family="presentation" style:parent-style-name="Text_20_m._20_Aufzählung_20_mittig-outline7">
      <style:paragraph-properties fo:margin-top="0.1cm" fo:margin-bottom="0cm"/>
      <style:text-properties fo:font-size="20pt" style:font-size-asian="20pt" style:font-size-complex="20pt"/>
    </style:style>
    <style:style style:name="Text_20_m._20_Aufzählung_20_mittig-outline9" style:display-name="Text m. Aufzählung mittig-outline9" style:family="presentation" style:parent-style-name="Text_20_m._20_Aufzählung_20_mittig-outline8">
      <style:paragraph-properties fo:margin-top="0.1cm" fo:margin-bottom="0cm"/>
      <style:text-properties fo:font-size="20pt" style:font-size-asian="20pt" style:font-size-complex="20pt"/>
    </style:style>
    <style:style style:name="Text_20_m._20_Aufzählung_20_mittig-subtitle" style:display-name="Text m. Aufzählung mittig-subtitle" style:family="presentation">
      <style:graphic-properties draw:stroke="none" draw:fill="none" draw:textarea-vertical-align="middle">
        <text:list-style style:name="Text_20_m._20_Aufzählung_20_mittig-subtitle" style:display-name="Text m. Aufzählung mit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m._20_Aufzählung_20_mittig-title" style:display-name="Text m. Aufzählung mittig-title" style:family="presentation">
      <style:graphic-properties draw:stroke="none" draw:fill="none" draw:textarea-vertical-align="middle">
        <text:list-style style:name="Text_20_m._20_Aufzählung_20_mittig-title" style:display-name="Text m. Aufzählung mit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Zitat-background" style:family="presentation">
      <style:graphic-properties draw:stroke="none" draw:fill="solid" draw:fill-color="#0069b3" draw:opacity="90%"/>
      <style:text-properties style:letter-kerning="true"/>
    </style:style>
    <style:style style:name="Zit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ita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itat-outline1" style:family="presentation">
      <style:graphic-properties draw:stroke="none" draw:fill="none" draw:auto-grow-height="false" draw:fit-to-size="false" style:shrink-to-fit="true">
        <text:list-style style:name="Zita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Zitat-outline2" style:family="presentation" style:parent-style-name="Zita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Zitat-outline3" style:family="presentation" style:parent-style-name="Zita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Zitat-outline4" style:family="presentation" style:parent-style-name="Zita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Zitat-outline5" style:family="presentation" style:parent-style-name="Zitat-outline4">
      <style:paragraph-properties fo:margin-top="0.1cm" fo:margin-bottom="0cm"/>
      <style:text-properties fo:font-size="20pt" style:font-size-asian="20pt" style:font-size-complex="20pt"/>
    </style:style>
    <style:style style:name="Zitat-outline6" style:family="presentation" style:parent-style-name="Zitat-outline5">
      <style:paragraph-properties fo:margin-top="0.1cm" fo:margin-bottom="0cm"/>
      <style:text-properties fo:font-size="20pt" style:font-size-asian="20pt" style:font-size-complex="20pt"/>
    </style:style>
    <style:style style:name="Zitat-outline7" style:family="presentation" style:parent-style-name="Zitat-outline6">
      <style:paragraph-properties fo:margin-top="0.1cm" fo:margin-bottom="0cm"/>
      <style:text-properties fo:font-size="20pt" style:font-size-asian="20pt" style:font-size-complex="20pt"/>
    </style:style>
    <style:style style:name="Zitat-outline8" style:family="presentation" style:parent-style-name="Zitat-outline7">
      <style:paragraph-properties fo:margin-top="0.1cm" fo:margin-bottom="0cm"/>
      <style:text-properties fo:font-size="20pt" style:font-size-asian="20pt" style:font-size-complex="20pt"/>
    </style:style>
    <style:style style:name="Zitat-outline9" style:family="presentation" style:parent-style-name="Zitat-outline8">
      <style:paragraph-properties fo:margin-top="0.1cm" fo:margin-bottom="0cm"/>
      <style:text-properties fo:font-size="20pt" style:font-size-asian="20pt" style:font-size-complex="20pt"/>
    </style:style>
    <style:style style:name="Zitat-subtitle" style:family="presentation">
      <style:graphic-properties draw:stroke="none" draw:fill="none" draw:textarea-vertical-align="middle">
        <text:list-style style:name="Zita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itat-title" style:family="presentation">
      <style:graphic-properties draw:stroke="none" draw:fill="none" draw:textarea-vertical-align="middle">
        <text:list-style style:name="Zita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xtfolie_20_einspaltig-background" style:display-name="Textfolie einspaltig-background" style:family="presentation">
      <style:graphic-properties draw:stroke="none" draw:fill="solid" draw:fill-color="#ffffff"/>
      <style:text-properties style:letter-kerning="true"/>
    </style:style>
    <style:style style:name="Textfolie_20_einspaltig-backgroundobjects" style:display-name="Textfolie ein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folie_20_einspaltig-notes" style:display-name="Textfolie ein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folie_20_einspaltig-outline1" style:display-name="Textfolie einspaltig-outline1" style:family="presentation">
      <style:graphic-properties draw:stroke="none" draw:fill="none" draw:auto-grow-height="false" draw:fit-to-size="false" style:shrink-to-fit="true">
        <text:list-style style:name="Textfolie_20_einspaltig-outline1" style:display-name="Textfolie ein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extfolie_20_einspaltig-outline2" style:display-name="Textfolie einspaltig-outline2" style:family="presentation" style:parent-style-name="Textfolie_20_einspaltig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extfolie_20_einspaltig-outline3" style:display-name="Textfolie einspaltig-outline3" style:family="presentation" style:parent-style-name="Textfolie_20_einspaltig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xtfolie_20_einspaltig-outline4" style:display-name="Textfolie einspaltig-outline4" style:family="presentation" style:parent-style-name="Textfolie_20_einspaltig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xtfolie_20_einspaltig-outline5" style:display-name="Textfolie einspaltig-outline5" style:family="presentation" style:parent-style-name="Textfolie_20_einspaltig-outline4">
      <style:paragraph-properties fo:margin-top="0.1cm" fo:margin-bottom="0cm"/>
      <style:text-properties fo:font-size="20pt" style:font-size-asian="20pt" style:font-size-complex="20pt"/>
    </style:style>
    <style:style style:name="Textfolie_20_einspaltig-outline6" style:display-name="Textfolie einspaltig-outline6" style:family="presentation" style:parent-style-name="Textfolie_20_einspaltig-outline5">
      <style:paragraph-properties fo:margin-top="0.1cm" fo:margin-bottom="0cm"/>
      <style:text-properties fo:font-size="20pt" style:font-size-asian="20pt" style:font-size-complex="20pt"/>
    </style:style>
    <style:style style:name="Textfolie_20_einspaltig-outline7" style:display-name="Textfolie einspaltig-outline7" style:family="presentation" style:parent-style-name="Textfolie_20_einspaltig-outline6">
      <style:paragraph-properties fo:margin-top="0.1cm" fo:margin-bottom="0cm"/>
      <style:text-properties fo:font-size="20pt" style:font-size-asian="20pt" style:font-size-complex="20pt"/>
    </style:style>
    <style:style style:name="Textfolie_20_einspaltig-outline8" style:display-name="Textfolie einspaltig-outline8" style:family="presentation" style:parent-style-name="Textfolie_20_einspaltig-outline7">
      <style:paragraph-properties fo:margin-top="0.1cm" fo:margin-bottom="0cm"/>
      <style:text-properties fo:font-size="20pt" style:font-size-asian="20pt" style:font-size-complex="20pt"/>
    </style:style>
    <style:style style:name="Textfolie_20_einspaltig-outline9" style:display-name="Textfolie einspaltig-outline9" style:family="presentation" style:parent-style-name="Textfolie_20_einspaltig-outline8">
      <style:paragraph-properties fo:margin-top="0.1cm" fo:margin-bottom="0cm"/>
      <style:text-properties fo:font-size="20pt" style:font-size-asian="20pt" style:font-size-complex="20pt"/>
    </style:style>
    <style:style style:name="Textfolie_20_einspaltig-subtitle" style:display-name="Textfolie einspaltig-subtitle" style:family="presentation">
      <style:graphic-properties draw:stroke="none" draw:fill="none" draw:textarea-vertical-align="middle">
        <text:list-style style:name="Textfolie_20_einspaltig-subtitle" style:display-name="Textfolie ein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folie_20_einspaltig-title" style:display-name="Textfolie einspaltig-title" style:family="presentation">
      <style:graphic-properties draw:stroke="none" draw:fill="none" draw:textarea-vertical-align="middle">
        <text:list-style style:name="Textfolie_20_einspaltig-title" style:display-name="Textfolie ein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xtfolie_20_zweispaltig-background" style:display-name="Textfolie zweispaltig-background" style:family="presentation">
      <style:graphic-properties draw:stroke="none" draw:fill="solid" draw:fill-color="#ffffff"/>
      <style:text-properties style:letter-kerning="true"/>
    </style:style>
    <style:style style:name="Textfolie_20_zweispaltig-backgroundobjects" style:display-name="Textfolie zwei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folie_20_zweispaltig-notes" style:display-name="Textfolie zwei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folie_20_zweispaltig-outline1" style:display-name="Textfolie zweispaltig-outline1" style:family="presentation">
      <style:graphic-properties draw:stroke="none" draw:fill="none" draw:auto-grow-height="false" draw:fit-to-size="false" style:shrink-to-fit="true">
        <text:list-style style:name="Textfolie_20_zweispaltig-outline1" style:display-name="Textfolie zwei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extfolie_20_zweispaltig-outline2" style:display-name="Textfolie zweispaltig-outline2" style:family="presentation" style:parent-style-name="Textfolie_20_zweispaltig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extfolie_20_zweispaltig-outline3" style:display-name="Textfolie zweispaltig-outline3" style:family="presentation" style:parent-style-name="Textfolie_20_zweispaltig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xtfolie_20_zweispaltig-outline4" style:display-name="Textfolie zweispaltig-outline4" style:family="presentation" style:parent-style-name="Textfolie_20_zweispaltig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xtfolie_20_zweispaltig-outline5" style:display-name="Textfolie zweispaltig-outline5" style:family="presentation" style:parent-style-name="Textfolie_20_zweispaltig-outline4">
      <style:paragraph-properties fo:margin-top="0.1cm" fo:margin-bottom="0cm"/>
      <style:text-properties fo:font-size="20pt" style:font-size-asian="20pt" style:font-size-complex="20pt"/>
    </style:style>
    <style:style style:name="Textfolie_20_zweispaltig-outline6" style:display-name="Textfolie zweispaltig-outline6" style:family="presentation" style:parent-style-name="Textfolie_20_zweispaltig-outline5">
      <style:paragraph-properties fo:margin-top="0.1cm" fo:margin-bottom="0cm"/>
      <style:text-properties fo:font-size="20pt" style:font-size-asian="20pt" style:font-size-complex="20pt"/>
    </style:style>
    <style:style style:name="Textfolie_20_zweispaltig-outline7" style:display-name="Textfolie zweispaltig-outline7" style:family="presentation" style:parent-style-name="Textfolie_20_zweispaltig-outline6">
      <style:paragraph-properties fo:margin-top="0.1cm" fo:margin-bottom="0cm"/>
      <style:text-properties fo:font-size="20pt" style:font-size-asian="20pt" style:font-size-complex="20pt"/>
    </style:style>
    <style:style style:name="Textfolie_20_zweispaltig-outline8" style:display-name="Textfolie zweispaltig-outline8" style:family="presentation" style:parent-style-name="Textfolie_20_zweispaltig-outline7">
      <style:paragraph-properties fo:margin-top="0.1cm" fo:margin-bottom="0cm"/>
      <style:text-properties fo:font-size="20pt" style:font-size-asian="20pt" style:font-size-complex="20pt"/>
    </style:style>
    <style:style style:name="Textfolie_20_zweispaltig-outline9" style:display-name="Textfolie zweispaltig-outline9" style:family="presentation" style:parent-style-name="Textfolie_20_zweispaltig-outline8">
      <style:paragraph-properties fo:margin-top="0.1cm" fo:margin-bottom="0cm"/>
      <style:text-properties fo:font-size="20pt" style:font-size-asian="20pt" style:font-size-complex="20pt"/>
    </style:style>
    <style:style style:name="Textfolie_20_zweispaltig-subtitle" style:display-name="Textfolie zweispaltig-subtitle" style:family="presentation">
      <style:graphic-properties draw:stroke="none" draw:fill="none" draw:textarea-vertical-align="middle">
        <text:list-style style:name="Textfolie_20_zweispaltig-subtitle" style:display-name="Textfolie zwei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folie_20_zweispaltig-title" style:display-name="Textfolie zweispaltig-title" style:family="presentation">
      <style:graphic-properties draw:stroke="none" draw:fill="none" draw:textarea-vertical-align="middle">
        <text:list-style style:name="Textfolie_20_zweispaltig-title" style:display-name="Textfolie zwei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xt_20_m._20_Aufzählung_20_mittig_20_blau-background" style:display-name="Text m. Aufzählung mittig blau-background" style:family="presentation">
      <style:graphic-properties draw:stroke="none" draw:fill="solid" draw:fill-color="#0069b3" draw:opacity="90%"/>
      <style:text-properties style:letter-kerning="true"/>
    </style:style>
    <style:style style:name="Text_20_m._20_Aufzählung_20_mittig_20_blau-backgroundobjects" style:display-name="Text m. Aufzählung mittig bla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m._20_Aufzählung_20_mittig_20_blau-notes" style:display-name="Text m. Aufzählung mittig bla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m._20_Aufzählung_20_mittig_20_blau-outline1" style:display-name="Text m. Aufzählung mittig blau-outline1" style:family="presentation">
      <style:graphic-properties draw:stroke="none" draw:fill="none" draw:auto-grow-height="false" draw:fit-to-size="false" style:shrink-to-fit="true">
        <text:list-style style:name="Text_20_m._20_Aufzählung_20_mittig_20_blau-outline1" style:display-name="Text m. Aufzählung mittig bla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ext_20_m._20_Aufzählung_20_mittig_20_blau-outline2" style:display-name="Text m. Aufzählung mittig blau-outline2" style:family="presentation" style:parent-style-name="Text_20_m._20_Aufzählung_20_mittig_20_blau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ext_20_m._20_Aufzählung_20_mittig_20_blau-outline3" style:display-name="Text m. Aufzählung mittig blau-outline3" style:family="presentation" style:parent-style-name="Text_20_m._20_Aufzählung_20_mittig_20_blau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xt_20_m._20_Aufzählung_20_mittig_20_blau-outline4" style:display-name="Text m. Aufzählung mittig blau-outline4" style:family="presentation" style:parent-style-name="Text_20_m._20_Aufzählung_20_mittig_20_blau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xt_20_m._20_Aufzählung_20_mittig_20_blau-outline5" style:display-name="Text m. Aufzählung mittig blau-outline5" style:family="presentation" style:parent-style-name="Text_20_m._20_Aufzählung_20_mittig_20_blau-outline4">
      <style:paragraph-properties fo:margin-top="0.1cm" fo:margin-bottom="0cm"/>
      <style:text-properties fo:font-size="20pt" style:font-size-asian="20pt" style:font-size-complex="20pt"/>
    </style:style>
    <style:style style:name="Text_20_m._20_Aufzählung_20_mittig_20_blau-outline6" style:display-name="Text m. Aufzählung mittig blau-outline6" style:family="presentation" style:parent-style-name="Text_20_m._20_Aufzählung_20_mittig_20_blau-outline5">
      <style:paragraph-properties fo:margin-top="0.1cm" fo:margin-bottom="0cm"/>
      <style:text-properties fo:font-size="20pt" style:font-size-asian="20pt" style:font-size-complex="20pt"/>
    </style:style>
    <style:style style:name="Text_20_m._20_Aufzählung_20_mittig_20_blau-outline7" style:display-name="Text m. Aufzählung mittig blau-outline7" style:family="presentation" style:parent-style-name="Text_20_m._20_Aufzählung_20_mittig_20_blau-outline6">
      <style:paragraph-properties fo:margin-top="0.1cm" fo:margin-bottom="0cm"/>
      <style:text-properties fo:font-size="20pt" style:font-size-asian="20pt" style:font-size-complex="20pt"/>
    </style:style>
    <style:style style:name="Text_20_m._20_Aufzählung_20_mittig_20_blau-outline8" style:display-name="Text m. Aufzählung mittig blau-outline8" style:family="presentation" style:parent-style-name="Text_20_m._20_Aufzählung_20_mittig_20_blau-outline7">
      <style:paragraph-properties fo:margin-top="0.1cm" fo:margin-bottom="0cm"/>
      <style:text-properties fo:font-size="20pt" style:font-size-asian="20pt" style:font-size-complex="20pt"/>
    </style:style>
    <style:style style:name="Text_20_m._20_Aufzählung_20_mittig_20_blau-outline9" style:display-name="Text m. Aufzählung mittig blau-outline9" style:family="presentation" style:parent-style-name="Text_20_m._20_Aufzählung_20_mittig_20_blau-outline8">
      <style:paragraph-properties fo:margin-top="0.1cm" fo:margin-bottom="0cm"/>
      <style:text-properties fo:font-size="20pt" style:font-size-asian="20pt" style:font-size-complex="20pt"/>
    </style:style>
    <style:style style:name="Text_20_m._20_Aufzählung_20_mittig_20_blau-subtitle" style:display-name="Text m. Aufzählung mittig blau-subtitle" style:family="presentation">
      <style:graphic-properties draw:stroke="none" draw:fill="none" draw:textarea-vertical-align="middle">
        <text:list-style style:name="Text_20_m._20_Aufzählung_20_mittig_20_blau-subtitle" style:display-name="Text m. Aufzählung mittig bla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m._20_Aufzählung_20_mittig_20_blau-title" style:display-name="Text m. Aufzählung mittig blau-title" style:family="presentation">
      <style:graphic-properties draw:stroke="none" draw:fill="none" draw:textarea-vertical-align="middle">
        <text:list-style style:name="Text_20_m._20_Aufzählung_20_mittig_20_blau-title" style:display-name="Text m. Aufzählung mittig bla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ildfolie_20_groß_20_mit_20_Beschreibung-background" style:display-name="Bildfolie groß mit Beschreibung-background" style:family="presentation">
      <style:graphic-properties draw:stroke="none" draw:fill="solid" draw:fill-color="#ffffff"/>
      <style:text-properties style:letter-kerning="true"/>
    </style:style>
    <style:style style:name="Bildfolie_20_groß_20_mit_20_Beschreibung-backgroundobjects" style:display-name="Bildfolie groß mit Beschreib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folie_20_groß_20_mit_20_Beschreibung-notes" style:display-name="Bildfolie groß mit Beschreibu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folie_20_groß_20_mit_20_Beschreibung-outline1" style:display-name="Bildfolie groß mit Beschreibung-outline1" style:family="presentation">
      <style:graphic-properties draw:stroke="none" draw:fill="none" draw:auto-grow-height="false" draw:fit-to-size="false" style:shrink-to-fit="true">
        <text:list-style style:name="Bildfolie_20_groß_20_mit_20_Beschreibung-outline1" style:display-name="Bildfolie groß mit Beschreibu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ildfolie_20_groß_20_mit_20_Beschreibung-outline2" style:display-name="Bildfolie groß mit Beschreibung-outline2" style:family="presentation" style:parent-style-name="Bildfolie_20_groß_20_mit_20_Beschreibung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Bildfolie_20_groß_20_mit_20_Beschreibung-outline3" style:display-name="Bildfolie groß mit Beschreibung-outline3" style:family="presentation" style:parent-style-name="Bildfolie_20_groß_20_mit_20_Beschreibung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Bildfolie_20_groß_20_mit_20_Beschreibung-outline4" style:display-name="Bildfolie groß mit Beschreibung-outline4" style:family="presentation" style:parent-style-name="Bildfolie_20_groß_20_mit_20_Beschreibung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Bildfolie_20_groß_20_mit_20_Beschreibung-outline5" style:display-name="Bildfolie groß mit Beschreibung-outline5" style:family="presentation" style:parent-style-name="Bildfolie_20_groß_20_mit_20_Beschreibung-outline4">
      <style:paragraph-properties fo:margin-top="0.1cm" fo:margin-bottom="0cm"/>
      <style:text-properties fo:font-size="20pt" style:font-size-asian="20pt" style:font-size-complex="20pt"/>
    </style:style>
    <style:style style:name="Bildfolie_20_groß_20_mit_20_Beschreibung-outline6" style:display-name="Bildfolie groß mit Beschreibung-outline6" style:family="presentation" style:parent-style-name="Bildfolie_20_groß_20_mit_20_Beschreibung-outline5">
      <style:paragraph-properties fo:margin-top="0.1cm" fo:margin-bottom="0cm"/>
      <style:text-properties fo:font-size="20pt" style:font-size-asian="20pt" style:font-size-complex="20pt"/>
    </style:style>
    <style:style style:name="Bildfolie_20_groß_20_mit_20_Beschreibung-outline7" style:display-name="Bildfolie groß mit Beschreibung-outline7" style:family="presentation" style:parent-style-name="Bildfolie_20_groß_20_mit_20_Beschreibung-outline6">
      <style:paragraph-properties fo:margin-top="0.1cm" fo:margin-bottom="0cm"/>
      <style:text-properties fo:font-size="20pt" style:font-size-asian="20pt" style:font-size-complex="20pt"/>
    </style:style>
    <style:style style:name="Bildfolie_20_groß_20_mit_20_Beschreibung-outline8" style:display-name="Bildfolie groß mit Beschreibung-outline8" style:family="presentation" style:parent-style-name="Bildfolie_20_groß_20_mit_20_Beschreibung-outline7">
      <style:paragraph-properties fo:margin-top="0.1cm" fo:margin-bottom="0cm"/>
      <style:text-properties fo:font-size="20pt" style:font-size-asian="20pt" style:font-size-complex="20pt"/>
    </style:style>
    <style:style style:name="Bildfolie_20_groß_20_mit_20_Beschreibung-outline9" style:display-name="Bildfolie groß mit Beschreibung-outline9" style:family="presentation" style:parent-style-name="Bildfolie_20_groß_20_mit_20_Beschreibung-outline8">
      <style:paragraph-properties fo:margin-top="0.1cm" fo:margin-bottom="0cm"/>
      <style:text-properties fo:font-size="20pt" style:font-size-asian="20pt" style:font-size-complex="20pt"/>
    </style:style>
    <style:style style:name="Bildfolie_20_groß_20_mit_20_Beschreibung-subtitle" style:display-name="Bildfolie groß mit Beschreibung-subtitle" style:family="presentation">
      <style:graphic-properties draw:stroke="none" draw:fill="none" draw:textarea-vertical-align="middle">
        <text:list-style style:name="Bildfolie_20_groß_20_mit_20_Beschreibung-subtitle" style:display-name="Bildfolie groß mit Beschreibu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folie_20_groß_20_mit_20_Beschreibung-title" style:display-name="Bildfolie groß mit Beschreibung-title" style:family="presentation">
      <style:graphic-properties draw:stroke="none" draw:fill="none" draw:textarea-vertical-align="middle">
        <text:list-style style:name="Bildfolie_20_groß_20_mit_20_Beschreibung-title" style:display-name="Bildfolie groß mit Beschreibu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Zwei_20_Bilder_20_mit_20_Überschrift_20_und_20_Text-background" style:display-name="Zwei Bilder mit Überschrift und Text-background" style:family="presentation">
      <style:graphic-properties draw:stroke="none" draw:fill="solid" draw:fill-color="#ffffff"/>
      <style:text-properties style:letter-kerning="true"/>
    </style:style>
    <style:style style:name="Zwei_20_Bilder_20_mit_20_Überschrift_20_und_20_Text-backgroundobjects" style:display-name="Zwei Bilder mit Überschrift u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Bilder_20_mit_20_Überschrift_20_und_20_Text-notes" style:display-name="Zwei Bilder mit Überschrift u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Bilder_20_mit_20_Überschrift_20_und_20_Text-outline1" style:display-name="Zwei Bilder mit Überschrift und Text-outline1" style:family="presentation">
      <style:graphic-properties draw:stroke="none" draw:fill="none" draw:auto-grow-height="false" draw:fit-to-size="false" style:shrink-to-fit="true">
        <text:list-style style:name="Zwei_20_Bilder_20_mit_20_Überschrift_20_und_20_Text-outline1" style:display-name="Zwei Bilder mit Überschrift u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Zwei_20_Bilder_20_mit_20_Überschrift_20_und_20_Text-outline2" style:display-name="Zwei Bilder mit Überschrift und Text-outline2" style:family="presentation" style:parent-style-name="Zwei_20_Bilder_20_mit_20_Überschrift_20_und_20_Tex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Zwei_20_Bilder_20_mit_20_Überschrift_20_und_20_Text-outline3" style:display-name="Zwei Bilder mit Überschrift und Text-outline3" style:family="presentation" style:parent-style-name="Zwei_20_Bilder_20_mit_20_Überschrift_20_und_20_Tex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Zwei_20_Bilder_20_mit_20_Überschrift_20_und_20_Text-outline4" style:display-name="Zwei Bilder mit Überschrift und Text-outline4" style:family="presentation" style:parent-style-name="Zwei_20_Bilder_20_mit_20_Überschrift_20_und_20_Tex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Zwei_20_Bilder_20_mit_20_Überschrift_20_und_20_Text-outline5" style:display-name="Zwei Bilder mit Überschrift und Text-outline5" style:family="presentation" style:parent-style-name="Zwei_20_Bilder_20_mit_20_Überschrift_20_und_20_Text-outline4">
      <style:paragraph-properties fo:margin-top="0.1cm" fo:margin-bottom="0cm"/>
      <style:text-properties fo:font-size="20pt" style:font-size-asian="20pt" style:font-size-complex="20pt"/>
    </style:style>
    <style:style style:name="Zwei_20_Bilder_20_mit_20_Überschrift_20_und_20_Text-outline6" style:display-name="Zwei Bilder mit Überschrift und Text-outline6" style:family="presentation" style:parent-style-name="Zwei_20_Bilder_20_mit_20_Überschrift_20_und_20_Text-outline5">
      <style:paragraph-properties fo:margin-top="0.1cm" fo:margin-bottom="0cm"/>
      <style:text-properties fo:font-size="20pt" style:font-size-asian="20pt" style:font-size-complex="20pt"/>
    </style:style>
    <style:style style:name="Zwei_20_Bilder_20_mit_20_Überschrift_20_und_20_Text-outline7" style:display-name="Zwei Bilder mit Überschrift und Text-outline7" style:family="presentation" style:parent-style-name="Zwei_20_Bilder_20_mit_20_Überschrift_20_und_20_Text-outline6">
      <style:paragraph-properties fo:margin-top="0.1cm" fo:margin-bottom="0cm"/>
      <style:text-properties fo:font-size="20pt" style:font-size-asian="20pt" style:font-size-complex="20pt"/>
    </style:style>
    <style:style style:name="Zwei_20_Bilder_20_mit_20_Überschrift_20_und_20_Text-outline8" style:display-name="Zwei Bilder mit Überschrift und Text-outline8" style:family="presentation" style:parent-style-name="Zwei_20_Bilder_20_mit_20_Überschrift_20_und_20_Text-outline7">
      <style:paragraph-properties fo:margin-top="0.1cm" fo:margin-bottom="0cm"/>
      <style:text-properties fo:font-size="20pt" style:font-size-asian="20pt" style:font-size-complex="20pt"/>
    </style:style>
    <style:style style:name="Zwei_20_Bilder_20_mit_20_Überschrift_20_und_20_Text-outline9" style:display-name="Zwei Bilder mit Überschrift und Text-outline9" style:family="presentation" style:parent-style-name="Zwei_20_Bilder_20_mit_20_Überschrift_20_und_20_Text-outline8">
      <style:paragraph-properties fo:margin-top="0.1cm" fo:margin-bottom="0cm"/>
      <style:text-properties fo:font-size="20pt" style:font-size-asian="20pt" style:font-size-complex="20pt"/>
    </style:style>
    <style:style style:name="Zwei_20_Bilder_20_mit_20_Überschrift_20_und_20_Text-subtitle" style:display-name="Zwei Bilder mit Überschrift und Text-subtitle" style:family="presentation">
      <style:graphic-properties draw:stroke="none" draw:fill="none" draw:textarea-vertical-align="middle">
        <text:list-style style:name="Zwei_20_Bilder_20_mit_20_Überschrift_20_und_20_Text-subtitle" style:display-name="Zwei Bilder mit Überschrift u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Bilder_20_mit_20_Überschrift_20_und_20_Text-title" style:display-name="Zwei Bilder mit Überschrift und Text-title" style:family="presentation">
      <style:graphic-properties draw:stroke="none" draw:fill="none" draw:textarea-vertical-align="middle">
        <text:list-style style:name="Zwei_20_Bilder_20_mit_20_Überschrift_20_und_20_Text-title" style:display-name="Zwei Bilder mit Überschrift u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Ende-background" style:family="presentation">
      <style:graphic-properties draw:stroke="none" draw:fill="solid" draw:fill-color="#ffffff"/>
      <style:text-properties style:letter-kerning="true"/>
    </style:style>
    <style:style style:name="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e-outline1" style:family="presentation">
      <style:graphic-properties draw:stroke="none" draw:fill="none" draw:auto-grow-height="false" draw:fit-to-size="false" style:shrink-to-fit="true">
        <text:list-style style:name="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Ende-outline2" style:family="presentation" style:parent-style-name="En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Ende-outline3" style:family="presentation" style:parent-style-name="En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Ende-outline4" style:family="presentation" style:parent-style-name="En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Ende-outline5" style:family="presentation" style:parent-style-name="Ende-outline4">
      <style:paragraph-properties fo:margin-top="0.1cm" fo:margin-bottom="0cm"/>
      <style:text-properties fo:font-size="20pt" style:font-size-asian="20pt" style:font-size-complex="20pt"/>
    </style:style>
    <style:style style:name="Ende-outline6" style:family="presentation" style:parent-style-name="Ende-outline5">
      <style:paragraph-properties fo:margin-top="0.1cm" fo:margin-bottom="0cm"/>
      <style:text-properties fo:font-size="20pt" style:font-size-asian="20pt" style:font-size-complex="20pt"/>
    </style:style>
    <style:style style:name="Ende-outline7" style:family="presentation" style:parent-style-name="Ende-outline6">
      <style:paragraph-properties fo:margin-top="0.1cm" fo:margin-bottom="0cm"/>
      <style:text-properties fo:font-size="20pt" style:font-size-asian="20pt" style:font-size-complex="20pt"/>
    </style:style>
    <style:style style:name="Ende-outline8" style:family="presentation" style:parent-style-name="Ende-outline7">
      <style:paragraph-properties fo:margin-top="0.1cm" fo:margin-bottom="0cm"/>
      <style:text-properties fo:font-size="20pt" style:font-size-asian="20pt" style:font-size-complex="20pt"/>
    </style:style>
    <style:style style:name="Ende-outline9" style:family="presentation" style:parent-style-name="Ende-outline8">
      <style:paragraph-properties fo:margin-top="0.1cm" fo:margin-bottom="0cm"/>
      <style:text-properties fo:font-size="20pt" style:font-size-asian="20pt" style:font-size-complex="20pt"/>
    </style:style>
    <style:style style:name="Ende-subtitle" style:family="presentation">
      <style:graphic-properties draw:stroke="none" draw:fill="none" draw:textarea-vertical-align="middle">
        <text:list-style style:name="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e-title" style:family="presentation">
      <style:graphic-properties draw:stroke="none" draw:fill="none" draw:textarea-vertical-align="middle">
        <text:list-style style:name="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69b3" draw:opacity="9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dce6e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15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17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 style:list-style-name="ML15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9" style:family="graphic" style:parent-style-name="standard" style:list-style-name="ML15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0" style:family="graphic" style:parent-style-name="standard" style:list-style-name="ML17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1" style:family="graphic" style:parent-style-name="standard" style:list-style-name="ML15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2" style:family="graphic" style:parent-style-name="standard" style:list-style-name="ML15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itel_20_m._20_Headline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el_20_m._20_Headlin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_20_m._20_Headlin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el_20_m._20_Headlin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el_20_m._20_Headlin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el_20_m._20_Headline_20_und_20_Subline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Titel_20_m._20_Headline_20_und_20_Sublin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el_20_m._20_Headline_20_und_20_Sublin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el_20_m._20_Headline_20_und_20_Sublin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el_20_m._20_Headline_20_und_20_Sublin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Optionaler_20_Titel_20_für_20_Zweitlog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Optionaler_20_Titel_20_für_20_Zweitlogo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Optionaler_20_Titel_20_für_20_Zweitlogo-outline1">
      <style:graphic-properties draw:stroke="none" svg:stroke-width="0cm" draw:fill="none" draw:textarea-vertical-align="top" draw:auto-grow-height="false" draw:fit-to-size="false" style:shrink-to-fit="true" fo:min-height="11.049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Optionaler_20_Titel_20_für_20_Zweitlo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Optionaler_20_Titel_20_für_20_Zweitlo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Optionaler_20_Titel_20_für_20_Zweitlogo_20__26__20_Copy-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Optionaler_20_Titel_20_für_20_Zweitlogo_20__26__20_Copy-Text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Optionaler_20_Titel_20_für_20_Zweitlogo_20__26__20_Copy-Tex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9" style:family="presentation" style:parent-style-name="Optionaler_20_Titel_20_für_20_Zweitlogo_20__26__20_Copy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Optionaler_20_Titel_20_für_20_Zweitlogo_20__26__20_Copy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Text_20_m._20_Aufzählung_20_mittig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2" style:family="presentation" style:parent-style-name="Text_20_m._20_Aufzählung_20_mitti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Text_20_m._20_Aufzählung_20_mittig-outline1">
      <style:graphic-properties draw:stroke="none" svg:stroke-width="0cm" draw:fill="none" draw:textarea-vertical-align="top" draw:auto-grow-height="false" draw:fit-to-size="false" style:shrink-to-fit="true" fo:min-height="11.049cm" fo:padding-top="0.1cm" fo:padding-bottom="0.1cm" fo:padding-left="0.2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4" style:family="presentation" style:parent-style-name="Text_20_m._20_Aufzählung_20_mittig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Text_20_m._20_Aufzählung_20_mittig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Text_20_m._20_Aufzählung_20_mittig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7" style:family="presentation" style:parent-style-name="Zitat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Zitat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Zita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Zita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Zita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Textfolie_20_einspaltig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Textfolie_20_einspaltig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Textfolie_20_einspalti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Textfolie_20_einspaltig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Textfolie_20_einspaltig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Textfolie_20_zweispaltig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Textfolie_20_zweispaltig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  <style:style style:name="Mpr39" style:family="presentation" style:parent-style-name="Textfolie_20_zweispalti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Textfolie_20_zweispaltig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1" style:family="presentation" style:parent-style-name="Textfolie_20_zweispaltig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2" style:family="presentation" style:parent-style-name="Text_20_m._20_Aufzählung_20_mittig_20_blau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  <style:style style:name="Mpr43" style:family="presentation" style:parent-style-name="Text_20_m._20_Aufzählung_20_mittig_20_blau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Text_20_m._20_Aufzählung_20_mittig_20_blau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5" style:family="presentation" style:parent-style-name="Text_20_m._20_Aufzählung_20_mittig_20_blau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Text_20_m._20_Aufzählung_20_mittig_20_blau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7" style:family="presentation" style:parent-style-name="Text_20_m._20_Aufzählung_20_mittig_20_blau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8" style:family="presentation" style:parent-style-name="Bildfolie_20_groß_20_mit_20_Beschreibung-outline1">
      <style:graphic-properties draw:stroke="none" svg:stroke-width="0cm" draw:fill="solid" draw:fill-color="#dce6eb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49" style:family="presentation" style:parent-style-name="Bildfolie_20_groß_20_mit_20_Beschreibun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Bildfolie_20_groß_20_mit_20_Beschreibung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Bildfolie_20_groß_20_mit_20_Beschreibung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2" style:family="presentation" style:parent-style-name="Bildfolie_20_groß_20_mit_20_Beschreibung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3" style:family="presentation" style:parent-style-name="Zwei_20_Bilder_20_mit_20_Überschrift_20_und_20_Text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Zwei_20_Bilder_20_mit_20_Überschrift_20_und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Zwei_20_Bilder_20_mit_20_Überschrift_20_und_20_Tex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6" style:family="presentation" style:parent-style-name="Zwei_20_Bilder_20_mit_20_Überschrift_20_u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Zwei_20_Bilder_20_mit_20_Überschrift_20_u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En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Ende-outline1">
      <style:graphic-properties draw:stroke="none" svg:stroke-width="0cm" draw:fill="solid" draw:fill-color="#0069b3" draw:opacity="90%" draw:textarea-vertical-align="middle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En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1" style:family="presentation" style:parent-style-name="En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6" style:family="paragraph">
      <loext:graphic-properties draw:fill="solid" draw:fill-color="#dce6eb"/>
      <style:paragraph-properties fo:text-align="center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6" style:family="paragraph">
      <style:paragraph-properties fo:margin-top="0cm" fo:margin-bottom="1.834cm" fo:line-height="100%" fo:text-align="start" style:punctuation-wrap="hanging" style:writing-mode="lr-tb"/>
      <style:text-properties fo:font-size="36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8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MP19" style:family="paragraph">
      <style:paragraph-properties fo:margin-top="0cm" fo:margin-bottom="0cm" fo:line-height="90%" fo:text-align="justify" style:punctuation-wrap="hanging" style:writing-mode="lr-tb"/>
      <style:text-properties fo:font-size="18pt" fo:hyphenate="false"/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21" style:family="paragraph">
      <style:paragraph-properties fo:margin-left="1.27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MP2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 fo:hyphenate="false"/>
    </style:style>
    <style:style style:name="MP2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4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5" style:family="paragraph">
      <style:paragraph-properties fo:margin-left="0cm" fo:margin-right="0cm" fo:margin-top="0.353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margin-left="0cm" fo:margin-right="0cm" fo:margin-top="0.353cm" fo:margin-bottom="0cm" fo:line-height="9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27" style:family="paragraph">
      <style:paragraph-properties fo:margin-top="0cm" fo:margin-bottom="0cm" fo:line-height="0.882cm" fo:text-align="start" style:punctuation-wrap="hanging" style:writing-mode="lr-tb"/>
      <style:text-properties fo:font-size="25pt" fo:hyphenate="false"/>
    </style:style>
    <style:style style:name="MP28" style:family="paragraph">
      <loext:graphic-properties draw:fill="none"/>
      <style:paragraph-properties fo:text-align="start" style:font-independent-line-spacing="true"/>
      <style:text-properties fo:font-size="25pt"/>
    </style:style>
    <style:style style:name="MP29" style:family="paragraph">
      <style:paragraph-properties fo:margin-top="0cm" fo:margin-bottom="0cm" fo:line-height="90%" fo:text-align="start" style:punctuation-wrap="hanging" style:writing-mode="lr-tb"/>
      <style:text-properties fo:font-size="25pt" fo:hyphenate="false"/>
    </style:style>
    <style:style style:name="MP30" style:family="paragraph">
      <style:paragraph-properties fo:margin-left="0cm" fo:margin-right="0cm" fo:margin-top="0.353cm" fo:margin-bottom="0cm" fo:line-height="0.917cm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31" style:family="paragraph">
      <style:paragraph-properties fo:margin-left="1.27cm" fo:margin-right="0cm" fo:margin-top="0.176cm" fo:margin-bottom="0cm" fo:line-height="0.917cm" fo:text-align="start" fo:text-indent="0cm">
        <style:tab-stops>
          <style:tab-stop style:position="0cm"/>
        </style:tab-stops>
      </style:paragraph-properties>
    </style:style>
    <style:style style:name="MP32" style:family="paragraph">
      <style:paragraph-properties fo:margin-left="2.54cm" fo:margin-right="0cm" fo:margin-top="0.176cm" fo:margin-bottom="0cm" fo:line-height="0.917cm" fo:text-align="start" fo:text-indent="0cm">
        <style:tab-stops>
          <style:tab-stop style:position="0cm"/>
        </style:tab-stops>
      </style:paragraph-properties>
    </style:style>
    <style:style style:name="MP33" style:family="paragraph">
      <style:paragraph-properties fo:margin-left="3.81cm" fo:margin-right="0cm" fo:margin-top="0.176cm" fo:margin-bottom="0cm" fo:line-height="0.917cm" fo:text-align="start" fo:text-indent="0cm">
        <style:tab-stops>
          <style:tab-stop style:position="0cm"/>
        </style:tab-stops>
      </style:paragraph-properties>
    </style:style>
    <style:style style:name="MP34" style:family="paragraph">
      <style:paragraph-properties fo:margin-left="5.08cm" fo:margin-right="0cm" fo:margin-top="0.176cm" fo:margin-bottom="0cm" fo:line-height="0.917cm" fo:text-align="start" fo:text-indent="0cm">
        <style:tab-stops>
          <style:tab-stop style:position="0cm"/>
        </style:tab-stops>
      </style:paragraph-properties>
    </style:style>
    <style:style style:name="MP35" style:family="paragraph">
      <style:paragraph-properties fo:margin-left="0cm" fo:margin-right="0cm" fo:margin-top="0.353cm" fo:margin-bottom="0cm" fo:line-height="0.917cm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36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37" style:family="paragraph">
      <style:paragraph-properties fo:margin-left="0cm" fo:margin-right="0cm" fo:margin-top="0.353cm" fo:margin-bottom="0cm" fo:line-height="1.27cm" fo:text-align="start" fo:text-indent="0cm" style:punctuation-wrap="hanging" style:writing-mode="lr-tb"/>
      <style:text-properties fo:font-size="24pt" fo:hyphenate="false"/>
    </style:style>
    <style:style style:name="MP38" style:family="paragraph">
      <style:paragraph-properties fo:margin-left="0cm" fo:margin-right="0cm" fo:margin-top="0.176cm" fo:margin-bottom="0cm" fo:line-height="1.27cm" fo:text-align="start" fo:text-indent="0cm" style:punctuation-wrap="hanging" style:writing-mode="lr-tb"/>
      <style:text-properties fo:font-size="24pt" fo:hyphenate="false"/>
    </style:style>
    <style:style style:name="MP39" style:family="paragraph">
      <loext:graphic-properties draw:fill="solid" draw:fill-color="#dce6eb"/>
      <style:paragraph-properties fo:text-align="start" style:font-independent-line-spacing="true"/>
      <style:text-properties fo:font-size="18pt"/>
    </style:style>
    <style:style style:name="MP4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41" style:family="paragraph">
      <style:paragraph-properties fo:margin-left="1.005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6pt" fo:hyphenate="false"/>
    </style:style>
    <style:style style:name="MP42" style:family="paragraph">
      <loext:graphic-properties draw:fill="solid" draw:fill-color="#0069b3" draw:opacity="90%"/>
      <style:paragraph-properties fo:text-align="start" style:font-independent-line-spacing="true"/>
      <style:text-properties fo:font-size="36pt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44pt" fo:letter-spacing="normal" fo:language="de" fo:country="DE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Foundry Form Sans Book" fo:font-size="36pt" fo:letter-spacing="normal" fo:language="de" fo:country="DE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36pt" fo:letter-spacing="normal" fo:language="de" fo:country="DE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7" style:family="text">
      <style:text-properties fo:font-variant="normal" fo:text-transform="none" fo:color="#0069b3" loext:opacity="100%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69b3" loext:opacity="100%" style:text-line-through-style="none" style:text-line-through-type="none" style:text-position="0% 100%" style:font-name="Calibri" fo:font-size="44pt" fo:letter-spacing="normal" fo:language="de" fo:country="DE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2" style:family="text">
      <style:text-properties fo:font-variant="normal" fo:text-transform="none" fo:color="#53606b" loext:opacity="100%" style:text-line-through-style="none" style:text-line-through-type="none" style:text-position="0% 100%" style:font-name="Calibri" fo:font-size="10pt" fo:letter-spacing="normal" fo:language="de" fo:country="DE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MT1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5pt" fo:letter-spacing="normal" fo:language="de" fo:country="DE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/>
    </style:style>
    <style:style style:name="MT14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15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0pt" fo:letter-spacing="normal" fo:language="de" fo:country="DE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MT16" style:family="text">
      <style:text-properties fo:font-variant="normal" fo:text-transform="none" fo:color="#0069b3" loext:opacity="100%" style:text-line-through-style="none" style:text-line-through-type="none" style:text-position="0% 100%" style:font-name="Calibri" fo:font-size="25pt" fo:letter-spacing="normal" fo:language="de" fo:country="DE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T20" style:family="text">
      <style:text-properties fo:font-variant="normal" fo:text-transform="none" fo:color="#0069b3" loext:opacity="100%" style:text-line-through-style="none" style:text-line-through-type="none" style:text-position="0% 100%" style:font-name="Calibri3" fo:font-size="18pt" fo:letter-spacing="normal" fo:language="de" fo:country="DE" fo:font-style="normal" style:text-underline-style="none" fo:font-weight="bold" fo:background-color="transparent" style:font-size-asian="18pt" style:font-style-asian="normal" style:font-weight-asian="bold" style:font-name-complex="Calibri3" style:font-size-complex="18pt" style:font-style-complex="normal" style:font-weight-complex="bold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de" fo:country="DE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min-label-width="0.6cm"/>
        <style:text-properties fo:color="#0069b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69b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69b3" fo:font-size="100%"/>
      </text:list-level-style-number>
      <text:list-level-style-number text:level="2" style:num-format="">
        <style:list-level-properties text:space-before="1.5cm" text:min-label-width="0.9cm"/>
        <style:text-properties fo:color="#0069b3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635cm"/>
        <style:text-properties fo:font-family="Arial" style:font-family-generic="swiss" style:font-pitch="variable" fo:color="#0069b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min-label-width="0.635cm"/>
        <style:text-properties fo:font-family="Arial" style:font-family-generic="swiss" style:font-pitch="variable" fo:color="#0069b3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69b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min-label-width="0.635cm"/>
        <style:text-properties fo:font-family="Arial" style:font-family-generic="swiss" style:font-pitch="variable" fo:color="#0069b3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69b3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69b3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min-label-width="0.635cm"/>
        <style:text-properties fo:font-family="Arial" style:font-family-generic="swiss" style:font-pitch="variable" fo:color="#0069b3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69b3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69b3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69b3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•">
        <style:list-level-properties text:min-label-width="0.635cm"/>
        <style:text-properties fo:font-family="Arial" style:font-family-generic="swiss" style:font-pitch="variable" fo:color="#0069b3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69b3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69b3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69b3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69b3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number text:level="1" style:num-format="">
        <style:list-level-properties text:min-label-width="0.6cm"/>
        <style:text-properties fo:color="#53606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8">
      <text:list-level-style-number text:level="1" style:num-format="">
        <style:list-level-properties text:space-before="0.3cm" text:min-label-width="0.9cm"/>
        <style:text-properties fo:color="#0069b3" fo:font-size="100%"/>
      </text:list-level-style-number>
      <text:list-level-style-number text:level="2" style:num-format="">
        <style:list-level-properties text:space-before="1.5cm" text:min-label-width="0.9cm"/>
        <style:text-properties fo:color="#0069b3" fo:font-size="100%"/>
      </text:list-level-style-number>
      <text:list-level-style-number text:level="3" style:num-format="">
        <style:list-level-properties text:space-before="2.8cm" text:min-label-width="0.8cm"/>
        <style:text-properties fo:color="#0069b3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9">
      <text:list-level-style-number text:level="1" style:num-format="">
        <style:list-level-properties text:space-before="0.3cm" text:min-label-width="0.9cm"/>
        <style:text-properties fo:color="#0069b3" fo:font-size="100%"/>
      </text:list-level-style-number>
      <text:list-level-style-number text:level="2" style:num-format="">
        <style:list-level-properties text:space-before="1.5cm" text:min-label-width="0.9cm"/>
        <style:text-properties fo:color="#0069b3" fo:font-size="100%"/>
      </text:list-level-style-number>
      <text:list-level-style-number text:level="3" style:num-format="">
        <style:list-level-properties text:space-before="2.8cm" text:min-label-width="0.8cm"/>
        <style:text-properties fo:color="#0069b3" fo:font-size="100%"/>
      </text:list-level-style-number>
      <text:list-level-style-number text:level="4" style:num-format="">
        <style:list-level-properties text:space-before="4.2cm" text:min-label-width="0.6cm"/>
        <style:text-properties fo:color="#0069b3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0">
      <text:list-level-style-number text:level="1" style:num-format="">
        <style:list-level-properties text:space-before="0.3cm" text:min-label-width="0.9cm"/>
        <style:text-properties fo:color="#0069b3" fo:font-size="100%"/>
      </text:list-level-style-number>
      <text:list-level-style-number text:level="2" style:num-format="">
        <style:list-level-properties text:space-before="1.5cm" text:min-label-width="0.9cm"/>
        <style:text-properties fo:color="#0069b3" fo:font-size="100%"/>
      </text:list-level-style-number>
      <text:list-level-style-number text:level="3" style:num-format="">
        <style:list-level-properties text:space-before="2.8cm" text:min-label-width="0.8cm"/>
        <style:text-properties fo:color="#0069b3" fo:font-size="100%"/>
      </text:list-level-style-number>
      <text:list-level-style-number text:level="4" style:num-format="">
        <style:list-level-properties text:space-before="4.2cm" text:min-label-width="0.6cm"/>
        <style:text-properties fo:color="#0069b3" fo:font-size="100%"/>
      </text:list-level-style-number>
      <text:list-level-style-number text:level="5" style:num-format="">
        <style:list-level-properties text:space-before="5.4cm" text:min-label-width="0.6cm"/>
        <style:text-properties fo:color="#0069b3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1">
      <text:list-level-style-bullet text:level="1" text:bullet-char="•">
        <style:list-level-properties text:min-label-width="0.794cm"/>
        <style:text-properties fo:font-family="Arial" style:font-family-generic="swiss" style:font-pitch="variable" fo:color="#53606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2">
      <text:list-level-style-bullet text:level="1" text:bullet-char="•">
        <style:list-level-properties text:min-label-width="0.635cm"/>
        <style:text-properties fo:font-family="Arial" style:font-family-generic="swiss" style:font-pitch="variable" fo:color="#0069b3" fo:font-size="100%"/>
      </text:list-level-style-bullet>
      <text:list-level-style-bullet text:level="2" text:bullet-char="•">
        <style:list-level-properties text:space-before="1.235cm" text:min-label-width="0.758cm"/>
        <style:text-properties fo:font-family="Arial" style:font-family-generic="swiss" style:font-pitch="variable" fo:color="#0069b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3">
      <text:list-level-style-bullet text:level="1" text:bullet-char="•">
        <style:list-level-properties text:min-label-width="0.635cm"/>
        <style:text-properties fo:font-family="Arial" style:font-family-generic="swiss" style:font-pitch="variable" fo:color="#0069b3" fo:font-size="100%"/>
      </text:list-level-style-bullet>
      <text:list-level-style-bullet text:level="2" text:bullet-char="•">
        <style:list-level-properties text:space-before="1.235cm" text:min-label-width="0.758cm"/>
        <style:text-properties fo:font-family="Arial" style:font-family-generic="swiss" style:font-pitch="variable" fo:color="#0069b3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69b3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4">
      <text:list-level-style-bullet text:level="1" text:bullet-char="•">
        <style:list-level-properties text:min-label-width="0.635cm"/>
        <style:text-properties fo:font-family="Arial" style:font-family-generic="swiss" style:font-pitch="variable" fo:color="#0069b3" fo:font-size="100%"/>
      </text:list-level-style-bullet>
      <text:list-level-style-bullet text:level="2" text:bullet-char="•">
        <style:list-level-properties text:space-before="1.235cm" text:min-label-width="0.758cm"/>
        <style:text-properties fo:font-family="Arial" style:font-family-generic="swiss" style:font-pitch="variable" fo:color="#0069b3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69b3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69b3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5">
      <text:list-level-style-bullet text:level="1" text:bullet-char="•">
        <style:list-level-properties text:min-label-width="0.635cm"/>
        <style:text-properties fo:font-family="Arial" style:font-family-generic="swiss" style:font-pitch="variable" fo:color="#0069b3" fo:font-size="100%"/>
      </text:list-level-style-bullet>
      <text:list-level-style-bullet text:level="2" text:bullet-char="•">
        <style:list-level-properties text:space-before="1.235cm" text:min-label-width="0.758cm"/>
        <style:text-properties fo:font-family="Arial" style:font-family-generic="swiss" style:font-pitch="variable" fo:color="#0069b3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69b3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69b3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69b3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Titel_20_m._20_Headline" style:display-name="Titel m. Headline" style:page-layout-name="PM1" draw:style-name="Mdp1">
      <draw:custom-shape draw:name="Rechteck 1" draw:style-name="Mgr3" draw:text-style-name="MP6" draw:layer="backgroundobjects" svg:width="31.467cm" svg:height="14.626cm" svg:x="2.399cm" svg:y="4.423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7" presentation:style-name="Mpr1" draw:text-style-name="MP8" draw:layer="backgroundobjects" svg:width="31.467cm" svg:height="14.598cm" svg:x="2.399cm" svg:y="4.451cm" presentation:class="outline" presentation:user-transformed="true">
        <draw:text-box>
          <text:p text:style-name="MP7"><text:span text:style-name="MT2">Bild durch Klicken auf Symbol hinzufügen</text:span></text:p>
        </draw:text-box>
      </draw:frame>
      <draw:frame draw:name="Grafik 8" draw:style-name="Mgr4" draw:text-style-name="MP9" draw:layer="backgroundobjects" svg:width="5.638cm" svg:height="7.05cm" svg:x="27.093cm" svg:y="0.926cm">
        <draw:image xlink:href="Pictures/10000000000001E900000263381684302E94815D.jpg" xlink:type="simple" xlink:show="embed" xlink:actuate="onLoad" draw:mime-type="image/jpeg">
          <text:p/>
        </draw:image>
      </draw:frame>
      <draw:frame draw:name="Title Placeholder 1" presentation:style-name="Mpr2" draw:text-style-name="MP11" draw:layer="backgroundobjects" svg:width="29.068cm" svg:height="3.123cm" svg:x="2.399cm" svg:y="13.104cm" presentation:class="title" presentation:user-transformed="true">
        <draw:text-box>
          <text:p text:style-name="MP10"><text:span text:style-name="MT3">HIER TITEL IN VERSALIEN EINFÜGEN</text:span></text:p>
        </draw:text-box>
      </draw:frame>
      <draw:frame draw:name="Datumsplatzhalter 11" presentation:style-name="Mpr3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Fußzeilenplatzhalter 12" presentation:style-name="Mpr3" draw:text-style-name="MP13" draw:layer="backgroundobjects" svg:width="11.429cm" svg:height="1.013cm" svg:x="11.218cm" svg:y="17.657cm" presentation:class="footer" presentation:user-transformed="true">
        <draw:text-box>
          <text:p text:style-name="MP14"><presentation:footer/></text:p>
        </draw:text-box>
      </draw:frame>
      <draw:frame draw:name="Foliennummernplatzhalter 13" presentation:style-name="Mpr3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4"><text:page-number>&lt;Foliennummer&gt;</text:page-number></text:span></text:p>
        </draw:text-box>
      </draw:frame>
      <presentation:notes style:page-layout-name="PM0">
        <draw:page-thumbnail presentation:style-name="Titel_20_m._20_Headline-title" draw:layer="backgroundobjects" svg:width="19.798cm" svg:height="11.136cm" svg:x="0.6cm" svg:y="2.257cm" presentation:class="page"/>
        <draw:frame presentation:style-name="Titel_20_m._20_Headlin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el_20_m._20_Headline_20_und_20_Subline" style:display-name="Titel m. Headline und Subline" style:page-layout-name="PM1" draw:style-name="Mdp1">
      <draw:custom-shape draw:name="Rechteck 12" draw:style-name="Mgr3" draw:text-style-name="MP6" draw:layer="backgroundobjects" svg:width="31.467cm" svg:height="14.626cm" svg:x="2.399cm" svg:y="4.423cm">
        <text:p text:style-name="MP5"><text:span text:style-name="MT5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7" presentation:style-name="Mpr6" draw:text-style-name="MP8" draw:layer="backgroundobjects" svg:width="31.467cm" svg:height="14.598cm" svg:x="2.399cm" svg:y="4.451cm" presentation:class="outline" presentation:user-transformed="true">
        <draw:text-box>
          <text:p text:style-name="MP7"><text:span text:style-name="MT2">Bild durch Klicken auf Symbol hinzufügen</text:span></text:p>
        </draw:text-box>
      </draw:frame>
      <draw:frame draw:name="Date Placeholder 3" presentation:style-name="Mpr7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Footer Placeholder 4" presentation:style-name="Mpr7" draw:text-style-name="MP13" draw:layer="backgroundobjects" svg:width="11.429cm" svg:height="1.013cm" svg:x="11.218cm" svg:y="17.657cm" presentation:class="footer" presentation:user-transformed="true">
        <draw:text-box>
          <text:p text:style-name="MP14"><presentation:footer/></text:p>
        </draw:text-box>
      </draw:frame>
      <draw:frame draw:name="Slide Number Placeholder 5" presentation:style-name="Mpr7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4"><text:page-number>&lt;Foliennummer&gt;</text:page-number></text:span></text:p>
        </draw:text-box>
      </draw:frame>
      <draw:frame draw:name="Title Placeholder 1" presentation:style-name="Mpr8" draw:text-style-name="MP11" draw:layer="backgroundobjects" svg:width="29.068cm" svg:height="3.123cm" svg:x="2.399cm" svg:y="13.104cm" presentation:class="title" presentation:user-transformed="true">
        <draw:text-box>
          <text:p text:style-name="MP10"><text:span text:style-name="MT3">HIER TITEL IN VERSALIEN EINFÜGEN</text:span></text:p>
        </draw:text-box>
      </draw:frame>
      <draw:frame draw:name="Grafik 8" draw:style-name="Mgr4" draw:text-style-name="MP9" draw:layer="backgroundobjects" svg:width="5.638cm" svg:height="7.05cm" svg:x="27.093cm" svg:y="0.926cm">
        <draw:image xlink:href="Pictures/10000000000001E900000263381684302E94815D.jpg" xlink:type="simple" xlink:show="embed" xlink:actuate="onLoad" draw:mime-type="image/jpeg">
          <text:p/>
        </draw:image>
      </draw:frame>
      <presentation:notes style:page-layout-name="PM0">
        <draw:page-thumbnail presentation:style-name="Titel_20_m._20_Headline_20_und_20_Subline-title" draw:layer="backgroundobjects" svg:width="19.798cm" svg:height="11.136cm" svg:x="0.6cm" svg:y="2.257cm" presentation:class="page"/>
        <draw:frame presentation:style-name="Titel_20_m._20_Headline_20_und_20_Sublin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Optionaler_20_Titel_20_für_20_Zweitlogo" style:display-name="Optionaler Titel für Zweitlogo" style:page-layout-name="PM1" draw:style-name="Mdp1">
      <draw:custom-shape draw:name="Rechteck 1" draw:style-name="Mgr3" draw:text-style-name="MP6" draw:layer="backgroundobjects" svg:width="31.467cm" svg:height="14.626cm" svg:x="2.399cm" svg:y="4.423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3" presentation:style-name="Mpr11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Footer Placeholder 4" presentation:style-name="Mpr11" draw:text-style-name="MP13" draw:layer="backgroundobjects" svg:width="11.429cm" svg:height="1.013cm" svg:x="11.218cm" svg:y="17.657cm" presentation:class="footer" presentation:user-transformed="true">
        <draw:text-box>
          <text:p text:style-name="MP14"><presentation:footer/></text:p>
        </draw:text-box>
      </draw:frame>
      <draw:frame draw:name="Slide Number Placeholder 5" presentation:style-name="Mpr11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4"><text:page-number>&lt;Foliennummer&gt;</text:page-number></text:span></text:p>
        </draw:text-box>
      </draw:frame>
      <draw:frame draw:name="Title Placeholder 1" presentation:style-name="Mpr12" draw:text-style-name="MP17" draw:layer="backgroundobjects" svg:width="29.068cm" svg:height="3.479cm" svg:x="2.469cm" svg:y="13.365cm" presentation:class="title" presentation:user-transformed="true">
        <draw:text-box>
          <text:p text:style-name="MP16"><text:span text:style-name="MT6">HIER TITEL IN VERSALIEN EINFÜGEN</text:span></text:p>
        </draw:text-box>
      </draw:frame>
      <draw:frame draw:name="Bildplatzhalter 7" presentation:style-name="Mpr13" draw:text-style-name="MP8" draw:layer="backgroundobjects" svg:width="11.122cm" svg:height="2.596cm" svg:x="20.345cm" svg:y="0.926cm" presentation:class="outline" presentation:user-transformed="true">
        <draw:text-box>
          <text:p text:style-name="MP7"><text:span text:style-name="MT2">Logo mit Klick auf Symbol hinzufügen</text:span></text:p>
        </draw:text-box>
      </draw:frame>
      <presentation:notes style:page-layout-name="PM0">
        <draw:page-thumbnail presentation:style-name="Optionaler_20_Titel_20_für_20_Zweitlogo-title" draw:layer="backgroundobjects" svg:width="19.798cm" svg:height="11.136cm" svg:x="0.6cm" svg:y="2.257cm" presentation:class="page"/>
        <draw:frame presentation:style-name="Optionaler_20_Titel_20_für_20_Zweitlogo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Optionaler_20_Titel_20_für_20_Zweitlogo_20__26__20_Copy-Text" style:display-name="Optionaler Titel für Zweitlogo &amp; Copy-Text" style:page-layout-name="PM1" draw:style-name="Mdp2">
      <draw:custom-shape draw:name="Rechteck 12" draw:style-name="Mgr5" draw:text-style-name="MP18" draw:layer="backgroundobjects" svg:width="32.666cm" svg:height="14.626cm" svg:x="1.199cm" svg:y="4.423cm">
        <text:p text:style-name="MP5"><text:span text:style-name="MT6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3" presentation:style-name="Mpr16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Footer Placeholder 4" presentation:style-name="Mpr16" draw:text-style-name="MP13" draw:layer="backgroundobjects" svg:width="11.429cm" svg:height="1.013cm" svg:x="11.218cm" svg:y="17.657cm" presentation:class="footer" presentation:user-transformed="true">
        <draw:text-box>
          <text:p text:style-name="MP14"><presentation:footer/></text:p>
        </draw:text-box>
      </draw:frame>
      <draw:frame draw:name="Slide Number Placeholder 5" presentation:style-name="Mpr16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4"><text:page-number>&lt;Foliennummer&gt;</text:page-number></text:span></text:p>
        </draw:text-box>
      </draw:frame>
      <draw:frame draw:name="Title Placeholder 1" presentation:style-name="Mpr17" draw:text-style-name="MP8" draw:layer="backgroundobjects" svg:width="14.533cm" svg:height="3.123cm" svg:x="2.399cm" svg:y="13.104cm" presentation:class="title" presentation:user-transformed="true">
        <draw:text-box>
          <text:p text:style-name="MP19"><text:span text:style-name="MT7">Hier Titel einfügen</text:span></text:p>
        </draw:text-box>
      </draw:frame>
      <draw:frame draw:name="Bildplatzhalter 7" presentation:style-name="Mpr18" draw:text-style-name="MP8" draw:layer="backgroundobjects" svg:width="11.122cm" svg:height="3.399cm" svg:x="20.345cm" svg:y="6.125cm" presentation:class="outline" presentation:user-transformed="true">
        <draw:text-box>
          <text:p text:style-name="MP7"><text:span text:style-name="MT2">Logo mit Klick auf Symbol hinzufügen</text:span></text:p>
        </draw:text-box>
      </draw:frame>
      <presentation:notes style:page-layout-name="PM0">
        <draw:page-thumbnail presentation:style-name="Optionaler_20_Titel_20_für_20_Zweitlogo_20__26__20_Copy-Text-title" draw:layer="backgroundobjects" svg:width="19.798cm" svg:height="11.136cm" svg:x="0.6cm" svg:y="2.257cm" presentation:class="page"/>
        <draw:frame presentation:style-name="Optionaler_20_Titel_20_für_20_Zweitlogo_20__26__20_Copy-Tex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ext_20_m._20_Aufzählung_20_mittig" style:display-name="Text m. Aufzählung mittig" style:page-layout-name="PM1" draw:style-name="Mdp1">
      <draw:frame draw:name="Inhaltsplatzhalter 2" presentation:style-name="Mpr21" draw:text-style-name="MP8" draw:layer="backgroundobjects" svg:width="30.267cm" svg:height="2.114cm" svg:x="1.199cm" svg:y="6.223cm" presentation:class="outline" presentation:user-transformed="true">
        <draw:text-box>
          <text:p text:style-name="MP20"><text:span text:style-name="MT2">Formatvorlagen des Textmasters bearbeiten</text:span></text:p>
          <text:p text:style-name="MP21"><text:span text:style-name="MT8">Zweite Ebene</text:span></text:p>
        </draw:text-box>
      </draw:frame>
      <draw:frame draw:name="Datumsplatzhalter 3" presentation:style-name="Mpr22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Fußzeilenplatzhalter 4" presentation:style-name="Mpr22" draw:text-style-name="MP13" draw:layer="backgroundobjects" svg:width="11.429cm" svg:height="1.013cm" svg:x="11.218cm" svg:y="17.657cm" presentation:class="footer" presentation:user-transformed="true">
        <draw:text-box>
          <text:p text:style-name="MP14"><presentation:footer/></text:p>
        </draw:text-box>
      </draw:frame>
      <draw:frame draw:name="Foliennummernplatzhalter 5" presentation:style-name="Mpr22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4"><text:page-number>&lt;Foliennummer&gt;</text:page-number></text:span></text:p>
        </draw:text-box>
      </draw:frame>
      <draw:frame draw:name="Inhaltsplatzhalter 2" presentation:style-name="Mpr23" draw:text-style-name="MP24" draw:layer="backgroundobjects" svg:width="22.612cm" svg:height="7.085cm" svg:x="8.855cm" svg:y="10.138cm" presentation:class="outline" presentation:user-transformed="true">
        <draw:text-box>
          <text:list text:style-name="ML10">
            <text:list-item>
              <text:p text:style-name="MP22"><text:span text:style-name="MT9">Formatvorlagen des Textmasters bearbeiten</text:span></text:p>
            </text:list-item>
          </text:list>
          <text:list text:style-name="ML11">
            <text:list-item>
              <text:list>
                <text:list-item>
                  <text:p text:style-name="MP23"><text:span text:style-name="MT10">Zweite Ebene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3"><text:span text:style-name="MT2">Dritte Ebene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platzhalter 1" presentation:style-name="Mpr24" draw:text-style-name="MP11" draw:layer="backgroundobjects" svg:width="30.303cm" svg:height="2.698cm" svg:x="1.199cm" svg:y="2.246cm" presentation:class="title" presentation:user-transformed="true">
        <draw:text-box>
          <text:p text:style-name="MP10"><text:span text:style-name="MT11">ÜBERSCHRIFT IN VERSALIEN EINFÜGEN</text:span></text:p>
        </draw:text-box>
      </draw:frame>
      <draw:custom-shape draw:name="Textplatzhalter 7" draw:style-name="Mgr6" draw:text-style-name="MP26" draw:layer="backgroundobjects" svg:width="13.908cm" svg:height="0.472cm" svg:x="19.056cm" svg:y="0.772cm">
        <text:p text:style-name="MP25"><text:span text:style-name="MT12">JUSTUS-LIEBIG-UNIVERSITÄT GIESSE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ext_20_m._20_Aufzählung_20_mittig-title" draw:layer="backgroundobjects" svg:width="19.798cm" svg:height="11.136cm" svg:x="0.6cm" svg:y="2.257cm" presentation:class="page"/>
        <draw:frame presentation:style-name="Text_20_m._20_Aufzählung_20_mittig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Zitat" style:page-layout-name="PM1" draw:style-name="Mdp2">
      <draw:frame draw:name="Titel 1" presentation:style-name="Mpr27" draw:text-style-name="MP28" draw:layer="backgroundobjects" svg:width="29.068cm" svg:height="8.25cm" svg:x="2.399cm" svg:y="4.423cm" presentation:class="title" presentation:user-transformed="true">
        <draw:text-box>
          <text:p text:style-name="MP27"><text:span text:style-name="MT13">»Zitat hier einfügen«</text:span></text:p>
        </draw:text-box>
      </draw:frame>
      <draw:frame draw:name="Textplatzhalter 2" presentation:style-name="Mpr28" draw:text-style-name="MP8" draw:layer="backgroundobjects" svg:width="22.242cm" svg:height="4.166cm" svg:x="9.278cm" svg:y="12.749cm" presentation:class="outline" presentation:user-transformed="true">
        <draw:text-box>
          <text:p text:style-name="MP20"><text:span text:style-name="MT1">Zitatquelle hier einfügen</text:span></text:p>
        </draw:text-box>
      </draw:frame>
      <draw:frame draw:name="Datumsplatzhalter 3" presentation:style-name="Mpr29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14"><presentation:date-time/></text:span></text:p>
        </draw:text-box>
      </draw:frame>
      <draw:frame draw:name="Fußzeilenplatzhalter 4" presentation:style-name="Mpr29" draw:text-style-name="MP13" draw:layer="backgroundobjects" svg:width="11.429cm" svg:height="1.013cm" svg:x="11.218cm" svg:y="17.657cm" presentation:class="footer" presentation:user-transformed="true">
        <draw:text-box>
          <text:p text:style-name="MP14"><presentation:footer/></text:p>
        </draw:text-box>
      </draw:frame>
      <draw:frame draw:name="Foliennummernplatzhalter 5" presentation:style-name="Mpr29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14"><text:page-number>&lt;Foliennummer&gt;</text:page-number></text:span></text:p>
        </draw:text-box>
      </draw:frame>
      <draw:custom-shape draw:name="Textplatzhalter 7" draw:style-name="Mgr7" draw:text-style-name="MP26" draw:layer="backgroundobjects" svg:width="13.908cm" svg:height="0.472cm" svg:x="19.056cm" svg:y="0.772cm">
        <text:p text:style-name="MP25"><text:span text:style-name="MT15">JUSTUS-LIEBIG-UNIVERSITÄT GIESSE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Zitat-title" draw:layer="backgroundobjects" svg:width="19.798cm" svg:height="11.136cm" svg:x="0.6cm" svg:y="2.257cm" presentation:class="page"/>
        <draw:frame presentation:style-name="Zitat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extfolie_20_einspaltig" style:display-name="Textfolie einspaltig" style:page-layout-name="PM1" draw:style-name="Mdp1">
      <draw:frame draw:name="Titel 1" presentation:style-name="Mpr32" draw:text-style-name="MP28" draw:layer="backgroundobjects" svg:width="29.068cm" svg:height="2.413cm" svg:x="2.469cm" svg:y="4.423cm" presentation:class="title" presentation:user-transformed="true">
        <draw:text-box>
          <text:p text:style-name="MP29"><text:span text:style-name="MT16">ÜBERSCHRIFT IN VERSALIEN EINFÜGEN</text:span></text:p>
        </draw:text-box>
      </draw:frame>
      <draw:frame draw:name="Inhaltsplatzhalter 2" presentation:style-name="Mpr33" draw:text-style-name="MP8" draw:layer="backgroundobjects" svg:width="20.919cm" svg:height="10.387cm" svg:x="2.469cm" svg:y="6.837cm" presentation:class="outline" presentation:user-transformed="true">
        <draw:text-box>
          <text:p text:style-name="MP30"><text:span text:style-name="MT2">Formatvorlagen des Textmasters bearbeiten</text:span></text:p>
          <text:p text:style-name="MP31"><text:span text:style-name="MT8">Zweite Ebene</text:span></text:p>
          <text:p text:style-name="MP32"><text:span text:style-name="MT17">Dritte Ebene</text:span></text:p>
          <text:p text:style-name="MP33"><text:span text:style-name="MT18">Vierte Ebene</text:span></text:p>
          <text:p text:style-name="MP34"><text:span text:style-name="MT18">Fünfte Ebene</text:span></text:p>
        </draw:text-box>
      </draw:frame>
      <draw:frame draw:name="Datumsplatzhalter 3" presentation:style-name="Mpr34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Fußzeilenplatzhalter 4" presentation:style-name="Mpr34" draw:text-style-name="MP13" draw:layer="backgroundobjects" svg:width="11.429cm" svg:height="1.013cm" svg:x="11.218cm" svg:y="17.657cm" presentation:class="footer" presentation:user-transformed="true">
        <draw:text-box>
          <text:p text:style-name="MP14"><presentation:footer/></text:p>
        </draw:text-box>
      </draw:frame>
      <draw:frame draw:name="Foliennummernplatzhalter 5" presentation:style-name="Mpr34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4"><text:page-number>&lt;Foliennummer&gt;</text:page-number></text:span></text:p>
        </draw:text-box>
      </draw:frame>
      <draw:custom-shape draw:name="Textplatzhalter 7" draw:style-name="Mgr8" draw:text-style-name="MP26" draw:layer="backgroundobjects" svg:width="13.908cm" svg:height="0.472cm" svg:x="19.056cm" svg:y="0.772cm">
        <text:p text:style-name="MP25"><text:span text:style-name="MT12">JUSTUS-LIEBIG-UNIVERSITÄT GIESSE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extfolie_20_einspaltig-title" draw:layer="backgroundobjects" svg:width="19.798cm" svg:height="11.136cm" svg:x="0.6cm" svg:y="2.257cm" presentation:class="page"/>
        <draw:frame presentation:style-name="Textfolie_20_einspaltig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extfolie_20_zweispaltig" style:display-name="Textfolie zweispaltig" style:page-layout-name="PM1" draw:style-name="Mdp1">
      <draw:frame draw:name="Titel 1" presentation:style-name="Mpr37" draw:text-style-name="MP11" draw:layer="backgroundobjects" svg:width="29.033cm" svg:height="2.698cm" svg:x="2.434cm" svg:y="2.246cm" presentation:class="title" presentation:user-transformed="true">
        <draw:text-box>
          <text:p text:style-name="MP10"><text:span text:style-name="MT11">HIER HEADLINE IN VERSALIEN EINFÜGEN</text:span></text:p>
        </draw:text-box>
      </draw:frame>
      <draw:frame draw:name="Inhaltsplatzhalter 2" presentation:style-name="Mpr38" draw:text-style-name="MP36" draw:layer="backgroundobjects" svg:width="29.068cm" svg:height="12.278cm" svg:x="2.399cm" svg:y="4.945cm" presentation:class="outline" presentation:user-transformed="true">
        <draw:text-box>
          <text:p text:style-name="MP35"><text:span text:style-name="MT8">Formatvorlagen des Textmasters bearbeiten</text:span></text:p>
          <text:p text:style-name="MP31"><text:span text:style-name="MT17">Zweite Ebene</text:span></text:p>
          <text:p text:style-name="MP32"><text:span text:style-name="MT18">Dritte Ebene</text:span></text:p>
          <text:p text:style-name="MP33"><text:span text:style-name="MT19">Vierte Ebene</text:span></text:p>
          <text:p text:style-name="MP34"><text:span text:style-name="MT19">Fünfte Ebene</text:span></text:p>
        </draw:text-box>
      </draw:frame>
      <draw:frame draw:name="Datumsplatzhalter 3" presentation:style-name="Mpr39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Fußzeilenplatzhalter 4" presentation:style-name="Mpr39" draw:text-style-name="MP13" draw:layer="backgroundobjects" svg:width="11.429cm" svg:height="1.013cm" svg:x="11.218cm" svg:y="17.657cm" presentation:class="footer" presentation:user-transformed="true">
        <draw:text-box>
          <text:p text:style-name="MP14"><presentation:footer/></text:p>
        </draw:text-box>
      </draw:frame>
      <draw:frame draw:name="Foliennummernplatzhalter 5" presentation:style-name="Mpr39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4"><text:page-number>&lt;Foliennummer&gt;</text:page-number></text:span></text:p>
        </draw:text-box>
      </draw:frame>
      <draw:custom-shape draw:name="Textplatzhalter 7" draw:style-name="Mgr9" draw:text-style-name="MP26" draw:layer="backgroundobjects" svg:width="13.908cm" svg:height="0.472cm" svg:x="19.056cm" svg:y="0.772cm">
        <text:p text:style-name="MP25"><text:span text:style-name="MT12">JUSTUS-LIEBIG-UNIVERSITÄT GIESSE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extfolie_20_zweispaltig-title" draw:layer="backgroundobjects" svg:width="19.798cm" svg:height="11.136cm" svg:x="0.6cm" svg:y="2.257cm" presentation:class="page"/>
        <draw:frame presentation:style-name="Textfolie_20_zweispaltig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ext_20_m._20_Aufzählung_20_mittig_20_blau" style:display-name="Text m. Aufzählung mittig blau" style:page-layout-name="PM1" draw:style-name="Mdp2">
      <draw:custom-shape draw:name="Rechteck 6" draw:style-name="Mgr5" draw:text-style-name="MP18" draw:layer="backgroundobjects" svg:width="31.432cm" svg:height="14.626cm" svg:x="2.434cm" svg:y="4.423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42" draw:text-style-name="MP8" draw:layer="backgroundobjects" svg:width="27.586cm" svg:height="4.567cm" svg:x="3.951cm" svg:y="12.657cm" presentation:class="outline" presentation:user-transformed="true">
        <draw:text-box>
          <text:p text:style-name="MP30"><text:span text:style-name="MT2">Formatvorlagen des Textmasters bearbeiten</text:span></text:p>
          <text:p text:style-name="MP21"><text:span text:style-name="MT8">Zweite Ebene</text:span></text:p>
        </draw:text-box>
      </draw:frame>
      <draw:frame draw:name="Datumsplatzhalter 3" presentation:style-name="Mpr43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Fußzeilenplatzhalter 4" presentation:style-name="Mpr43" draw:text-style-name="MP13" draw:layer="backgroundobjects" svg:width="11.429cm" svg:height="1.013cm" svg:x="11.218cm" svg:y="17.657cm" presentation:class="footer" presentation:user-transformed="true">
        <draw:text-box>
          <text:p text:style-name="MP14"><presentation:footer/></text:p>
        </draw:text-box>
      </draw:frame>
      <draw:frame draw:name="Foliennummernplatzhalter 5" presentation:style-name="Mpr43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4"><text:page-number>&lt;Foliennummer&gt;</text:page-number></text:span></text:p>
        </draw:text-box>
      </draw:frame>
      <draw:frame draw:name="Inhaltsplatzhalter 2" presentation:style-name="Mpr44" draw:text-style-name="MP24" draw:layer="backgroundobjects" svg:width="27.516cm" svg:height="7.085cm" svg:x="3.951cm" svg:y="5.438cm" presentation:class="outline" presentation:user-transformed="true">
        <draw:text-box>
          <text:list text:style-name="ML10">
            <text:list-item>
              <text:p text:style-name="MP37"><text:span text:style-name="MT9">Formatvorlagen des Textmasters bearbeiten</text:span></text:p>
            </text:list-item>
          </text:list>
          <text:list text:style-name="ML22">
            <text:list-item>
              <text:list>
                <text:list-item>
                  <text:p text:style-name="MP38"><text:span text:style-name="MT10">Zweite Ebene</text:span></text:p>
                </text:list-item>
              </text:list>
            </text:list-item>
          </text:list>
          <text:list text:style-name="ML23">
            <text:list-item>
              <text:list>
                <text:list-item>
                  <text:list>
                    <text:list-item>
                      <text:p text:style-name="MP38"><text:span text:style-name="MT2">Dritte Ebene</text:span></text:p>
                    </text:list-item>
                  </text:list>
                </text:list-item>
              </text:list>
            </text:list-item>
          </text:list>
          <text:list text:style-name="ML2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8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8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platzhalter 1" presentation:style-name="Mpr45" draw:text-style-name="MP11" draw:layer="backgroundobjects" svg:width="29.068cm" svg:height="2.698cm" svg:x="2.434cm" svg:y="2.175cm" presentation:class="title" presentation:user-transformed="true">
        <draw:text-box>
          <text:p text:style-name="MP10"><text:span text:style-name="MT3">HIER HEADLINE IN VERSALIEN EINFÜGEN</text:span></text:p>
        </draw:text-box>
      </draw:frame>
      <draw:custom-shape draw:name="Textplatzhalter 7" draw:style-name="Mgr10" draw:text-style-name="MP26" draw:layer="backgroundobjects" svg:width="13.908cm" svg:height="0.472cm" svg:x="19.056cm" svg:y="0.772cm">
        <text:p text:style-name="MP25"><text:span text:style-name="MT15">JUSTUS-LIEBIG-UNIVERSITÄT GIESSE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ext_20_m._20_Aufzählung_20_mittig_20_blau-title" draw:layer="backgroundobjects" svg:width="19.798cm" svg:height="11.136cm" svg:x="0.6cm" svg:y="2.257cm" presentation:class="page"/>
        <draw:frame presentation:style-name="Text_20_m._20_Aufzählung_20_mittig_20_blau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Bildfolie_20_groß_20_mit_20_Beschreibung" style:display-name="Bildfolie groß mit Beschreibung" style:page-layout-name="PM1" draw:style-name="Mdp1">
      <draw:frame draw:name="Bildplatzhalter 11" presentation:style-name="Mpr48" draw:text-style-name="MP39" draw:layer="backgroundobjects" svg:width="31.467cm" svg:height="14.626cm" svg:x="2.399cm" svg:y="4.423cm" presentation:class="outline" presentation:user-transformed="true">
        <draw:text-box>
          <text:p text:style-name="MP7"><text:span text:style-name="MT2">Bild durch Klicken auf Symbol hinzufügen</text:span></text:p>
        </draw:text-box>
      </draw:frame>
      <draw:frame draw:name="Date Placeholder 3" presentation:style-name="Mpr49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Footer Placeholder 4" presentation:style-name="Mpr49" draw:text-style-name="MP13" draw:layer="backgroundobjects" svg:width="11.429cm" svg:height="1.013cm" svg:x="11.218cm" svg:y="17.657cm" presentation:class="footer" presentation:user-transformed="true">
        <draw:text-box>
          <text:p text:style-name="MP14"><presentation:footer/></text:p>
        </draw:text-box>
      </draw:frame>
      <draw:frame draw:name="Title Placeholder 1" presentation:style-name="Mpr50" draw:text-style-name="MP28" draw:layer="backgroundobjects" svg:width="29.068cm" svg:height="3.669cm" svg:x="2.399cm" svg:y="12.558cm" presentation:class="title" presentation:user-transformed="true">
        <draw:text-box>
          <text:p text:style-name="MP29"><text:span text:style-name="MT13">Titelmasterformat durch Klicken bearbeiten</text:span></text:p>
        </draw:text-box>
      </draw:frame>
      <draw:frame draw:name="Slide Number Placeholder 5" presentation:style-name="Mpr49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4"><text:page-number>&lt;Foliennummer&gt;</text:page-number></text:span></text:p>
        </draw:text-box>
      </draw:frame>
      <draw:custom-shape draw:name="Textplatzhalter 7" draw:style-name="Mgr11" draw:text-style-name="MP26" draw:layer="backgroundobjects" svg:width="13.908cm" svg:height="0.472cm" svg:x="19.056cm" svg:y="0.772cm">
        <text:p text:style-name="MP25"><text:span text:style-name="MT12">JUSTUS-LIEBIG-UNIVERSITÄT GIESSE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Bildfolie_20_groß_20_mit_20_Beschreibung-title" draw:layer="backgroundobjects" svg:width="19.798cm" svg:height="11.136cm" svg:x="0.6cm" svg:y="2.257cm" presentation:class="page"/>
        <draw:frame presentation:style-name="Bildfolie_20_groß_20_mit_20_Beschreibung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Zwei_20_Bilder_20_mit_20_Überschrift_20_und_20_Text" style:display-name="Zwei Bilder mit Überschrift und Text" style:page-layout-name="PM1" draw:style-name="Mdp1">
      <draw:frame draw:name="Textplatzhalter 2" presentation:style-name="Mpr53" draw:text-style-name="MP8" draw:layer="backgroundobjects" svg:width="14.251cm" svg:height="1.013cm" svg:x="2.051cm" svg:y="3.412cm" presentation:class="outline" presentation:user-transformed="true">
        <draw:text-box>
          <text:p text:style-name="MP20"><text:span text:style-name="MT20">BILDÜBERSCHRIFT 1 IN VERSALIEN</text:span></text:p>
        </draw:text-box>
      </draw:frame>
      <draw:frame draw:name="Textplatzhalter 4" presentation:style-name="Mpr53" draw:text-style-name="MP8" draw:layer="backgroundobjects" svg:width="14.249cm" svg:height="1.013cm" svg:x="17.218cm" svg:y="3.412cm" presentation:class="outline" presentation:user-transformed="true">
        <draw:text-box>
          <text:p text:style-name="MP20"><text:span text:style-name="MT20">BILDÜBERSCHRIFT 2 IN VERSALIEN</text:span></text:p>
        </draw:text-box>
      </draw:frame>
      <draw:frame draw:name="Datumsplatzhalter 6" presentation:style-name="Mpr54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Fußzeilenplatzhalter 7" presentation:style-name="Mpr54" draw:text-style-name="MP13" draw:layer="backgroundobjects" svg:width="11.429cm" svg:height="1.013cm" svg:x="11.218cm" svg:y="17.657cm" presentation:class="footer" presentation:user-transformed="true">
        <draw:text-box>
          <text:p text:style-name="MP14"><presentation:footer/></text:p>
        </draw:text-box>
      </draw:frame>
      <draw:frame draw:name="Foliennummernplatzhalter 8" presentation:style-name="Mpr54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4"><text:page-number>&lt;Foliennummer&gt;</text:page-number></text:span></text:p>
        </draw:text-box>
      </draw:frame>
      <draw:frame draw:name="Bildplatzhalter 3" presentation:style-name="Mpr55" draw:text-style-name="MP8" draw:layer="backgroundobjects" svg:width="13.934cm" svg:height="9.199cm" svg:x="2.399cm" svg:y="4.433cm" presentation:class="outline" presentation:user-transformed="true">
        <draw:text-box>
          <text:p text:style-name="MP7"><text:span text:style-name="MT2">Bild durch Klicken auf Symbol hinzufügen</text:span></text:p>
        </draw:text-box>
      </draw:frame>
      <draw:frame draw:name="Bildplatzhalter 3" presentation:style-name="Mpr55" draw:text-style-name="MP8" draw:layer="backgroundobjects" svg:width="13.9cm" svg:height="9.187cm" svg:x="17.533cm" svg:y="4.445cm" presentation:class="outline" presentation:user-transformed="true">
        <draw:text-box>
          <text:p text:style-name="MP7"><text:span text:style-name="MT2">Bild durch Klicken auf Symbol hinzufügen</text:span></text:p>
        </draw:text-box>
      </draw:frame>
      <draw:frame draw:name="Textplatzhalter 2" presentation:style-name="Mpr53" draw:text-style-name="MP36" draw:layer="backgroundobjects" svg:width="14.251cm" svg:height="3.267cm" svg:x="2.048cm" svg:y="13.859cm" presentation:class="outline" presentation:user-transformed="true">
        <draw:text-box>
          <text:p text:style-name="MP40"><text:span text:style-name="MT21">Optional: Bildunterschrift 1 hier einfügen</text:span></text:p>
        </draw:text-box>
      </draw:frame>
      <draw:frame draw:name="Textplatzhalter 4" presentation:style-name="Mpr53" draw:text-style-name="MP36" draw:layer="backgroundobjects" svg:width="14.249cm" svg:height="3.267cm" svg:x="17.216cm" svg:y="13.859cm" presentation:class="outline" presentation:user-transformed="true">
        <draw:text-box>
          <text:p text:style-name="MP40"><text:span text:style-name="MT21">Optional: Bildunterschrift 2 hier einfügen</text:span></text:p>
        </draw:text-box>
      </draw:frame>
      <draw:custom-shape draw:name="Textplatzhalter 7" draw:style-name="Mgr12" draw:text-style-name="MP26" draw:layer="backgroundobjects" svg:width="13.908cm" svg:height="0.472cm" svg:x="19.056cm" svg:y="0.772cm">
        <text:p text:style-name="MP25"><text:span text:style-name="MT12">JUSTUS-LIEBIG-UNIVERSITÄT GIESSE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Zwei_20_Bilder_20_mit_20_Überschrift_20_und_20_Text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Zwei_20_Bilder_20_mit_20_Überschrift_20_und_20_Text-title" draw:layer="backgroundobjects" svg:width="19.798cm" svg:height="11.136cm" svg:x="0.6cm" svg:y="2.257cm" presentation:class="page"/>
        <draw:frame presentation:style-name="Zwei_20_Bilder_20_mit_20_Überschrift_20_u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Ende" style:page-layout-name="PM1" draw:style-name="Mdp1">
      <draw:custom-shape draw:name="Rechteck 10" draw:style-name="Mgr3" draw:text-style-name="MP6" draw:layer="backgroundobjects" svg:width="31.467cm" svg:height="10.128cm" svg:x="2.399cm" svg:y="4.423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3" presentation:style-name="Mpr58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Footer Placeholder 4" presentation:style-name="Mpr58" draw:text-style-name="MP13" draw:layer="backgroundobjects" svg:width="11.429cm" svg:height="1.013cm" svg:x="11.218cm" svg:y="17.657cm" presentation:class="footer" presentation:user-transformed="true">
        <draw:text-box>
          <text:p text:style-name="MP14"><presentation:footer/></text:p>
        </draw:text-box>
      </draw:frame>
      <draw:frame draw:name="Slide Number Placeholder 5" presentation:style-name="Mpr58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4"><text:page-number>&lt;Foliennummer&gt;</text:page-number></text:span></text:p>
        </draw:text-box>
      </draw:frame>
      <draw:frame draw:name="Grafik 8" draw:style-name="Mgr4" draw:text-style-name="MP9" draw:layer="backgroundobjects" svg:width="5.638cm" svg:height="7.05cm" svg:x="27.093cm" svg:y="0.926cm">
        <draw:image xlink:href="Pictures/10000000000001E900000263381684302E94815D.jpg" xlink:type="simple" xlink:show="embed" xlink:actuate="onLoad" draw:mime-type="image/jpeg">
          <text:p/>
        </draw:image>
      </draw:frame>
      <draw:frame draw:name="Textplatzhalter 9" presentation:style-name="Mpr59" draw:text-style-name="MP42" draw:layer="backgroundobjects" svg:width="31.467cm" svg:height="3.762cm" svg:x="0cm" svg:y="13.365cm" presentation:class="outline" presentation:user-transformed="true">
        <draw:text-box>
          <text:p text:style-name="MP41"><text:span text:style-name="MT6">ABSCHIEDSFORMEL IN VERSALIEN EINFÜGEN</text:span></text:p>
        </draw:text-box>
      </draw:frame>
      <presentation:notes style:page-layout-name="PM0">
        <draw:page-thumbnail presentation:style-name="Ende-title" draw:layer="backgroundobjects" svg:width="19.798cm" svg:height="11.136cm" svg:x="0.6cm" svg:y="2.257cm" presentation:class="page"/>
        <draw:frame presentation:style-name="Ende-notes" draw:layer="backgroundobjects" svg:width="16.799cm" svg:height="13.364cm" svg:x="2.1cm" svg:y="14.107cm" presentation:class="notes" presentation:placeholder="true">
          <draw:text-box/>
        </draw:frame>
        <draw:frame presentation:style-name="Mpr6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1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Thomas Haase</meta:initial-creator>
    <dc:creator>Thomas Haase</dc:creator>
    <meta:editing-cycles>3</meta:editing-cycles>
    <meta:creation-date>2024-01-23T15:35:24.170496080</meta:creation-date>
    <dc:date>2024-01-23T15:49:19.859665651</dc:date>
    <meta:editing-duration>PT19S</meta:editing-duration>
    <meta:generator>LibreOffice/7.3.7.2$Linux_X86_64 LibreOffice_project/30$Build-2</meta:generator>
    <meta:document-statistic meta:object-count="188"/>
    <meta:user-defined meta:name="AppVersion">16.0000</meta:user-defined>
    <meta:user-defined meta:name="Company">Justus-Liebig-Universität Gießen</meta:user-defined>
    <meta:user-defined meta:name="PresentationFormat">Breitbild</meta:user-defined>
    <meta:user-defined meta:name="Slides" meta:value-type="float">13</meta:user-defined>
  </office:meta>
</office:document-meta>
</file>